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1300004297000000394BA554DA.wmf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1" svg:font-family="'Times New Roman'"/>
    <style:font-face style:name="Arial" svg:font-family="Arial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6e6e6" draw:shadow="hidden"/>
    </style:style>
    <style:style style:name="gr2" style:family="graphic" style:parent-style-name="standard">
      <style:graphic-properties draw:stroke="solid" svg:stroke-width="0.076cm" svg:stroke-color="#800000" svg:stroke-opacity="100%" draw:stroke-linejoin="round" draw:fill="none" fo:padding-top="0.163cm" fo:padding-bottom="0.163cm" fo:padding-left="0.288cm" fo:padding-right="0.288cm" draw:shadow="hidden"/>
    </style:style>
    <style:style style:name="gr3" style:family="graphic" style:parent-style-name="standard">
      <style:graphic-properties draw:stroke="none" draw:fill="solid" draw:fill-color="#ece9d9" draw:shadow="hidden"/>
    </style:style>
    <style:style style:name="gr4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 draw:shadow="hidden"/>
    </style:style>
    <style:style style:name="gr5" style:family="graphic" style:parent-style-name="standard">
      <style:graphic-properties draw:stroke="none" draw:fill="none" draw:textarea-vertical-align="middle" fo:min-height="1.25cm" fo:min-width="2.54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vertical-align="middle" fo:min-height="1.25cm" fo:min-width="2.54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vertical-align="middle" fo:min-height="0.625cm" fo:min-width="2.54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vertical-align="middle" fo:min-height="0.75cm" fo:min-width="2.54cm" fo:padding-top="0cm" fo:padding-bottom="0cm" fo:padding-left="0cm" fo:padding-right="0cm"/>
    </style:style>
    <style:style style:name="gr9" style:family="graphic" style:parent-style-name="standard">
      <style:graphic-properties draw:stroke="none" draw:fill="solid" draw:fill-color="#0000ff" draw:shadow="hidden"/>
    </style:style>
    <style:style style:name="gr10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 draw:shadow="hidden"/>
    </style:style>
    <style:style style:name="gr11" style:family="graphic" style:parent-style-name="standard">
      <style:graphic-properties draw:stroke="none" draw:fill="solid" draw:fill-color="#ff00ff" draw:shadow="hidden"/>
    </style:style>
    <style:style style:name="gr12" style:family="graphic" style:parent-style-name="standard">
      <style:graphic-properties draw:stroke="none" draw:fill="none" draw:textarea-vertical-align="middle" fo:min-height="0.75cm" fo:min-width="2.54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vertical-align="middle" fo:min-height="0.8cm" fo:min-width="2.54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vertical-align="middle" fo:min-height="0.8cm" fo:min-width="2.54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vertical-align="bottom" fo:min-height="0.75cm" fo:min-width="2.54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vertical-align="middle" fo:min-height="1.524cm" fo:min-width="2.54cm" fo:padding-top="0.141cm" fo:padding-bottom="0.141cm" fo:padding-left="0.141cm" fo:padding-right="0.141cm"/>
    </style:style>
    <style:style style:name="gr17" style:family="graphic" style:parent-style-name="standard">
      <style:graphic-properties draw:stroke="none" draw:fill="none" draw:textarea-vertical-align="middle" fo:min-height="0.72cm" fo:min-width="2.54cm" fo:padding-top="0.141cm" fo:padding-bottom="0.141cm" fo:padding-left="0.141cm" fo:padding-right="0.141cm"/>
    </style:style>
    <style:style style:name="gr18" style:family="graphic" style:parent-style-name="standard">
      <style:graphic-properties draw:stroke="none" draw:fill="none" draw:textarea-vertical-align="middle" fo:min-height="2.627cm" fo:min-width="2.54cm" fo:padding-top="0.141cm" fo:padding-bottom="0.141cm" fo:padding-left="0.141cm" fo:padding-right="0.141cm"/>
    </style:style>
    <style:style style:name="gr19" style:family="graphic" style:parent-style-name="standard">
      <style:graphic-properties draw:stroke="solid" draw:shadow="hidden" style:mirror="none"/>
    </style:style>
    <style:style style:name="gr20" style:family="graphic" style:parent-style-name="standard">
      <style:graphic-properties draw:stroke="none" draw:fill="none" draw:textarea-vertical-align="middle" fo:min-height="1.187cm" fo:min-width="2.54cm" fo:padding-top="0.141cm" fo:padding-bottom="0.141cm" fo:padding-left="0.141cm" fo:padding-right="0.141cm"/>
    </style:style>
    <style:style style:name="gr21" style:family="graphic" style:parent-style-name="standard">
      <style:graphic-properties draw:stroke="none" draw:fill="none" draw:textarea-vertical-align="middle" fo:min-height="1.719cm" fo:min-width="2.54cm" fo:padding-top="0.141cm" fo:padding-bottom="0.141cm" fo:padding-left="0.141cm" fo:padding-right="0.141cm"/>
    </style:style>
    <style:style style:name="gr22" style:family="graphic" style:parent-style-name="standard">
      <style:graphic-properties draw:stroke="none" draw:fill="none" draw:textarea-vertical-align="middle" fo:min-height="1.059cm" fo:min-width="2.54cm" fo:padding-top="0.141cm" fo:padding-bottom="0.141cm" fo:padding-left="0.141cm" fo:padding-right="0.141cm"/>
    </style:style>
    <style:style style:name="gr23" style:family="graphic" style:parent-style-name="standard">
      <style:graphic-properties draw:stroke="solid" svg:stroke-width="0.025cm" svg:stroke-color="#9a9a9a" draw:marker-end="Marker_5f_0" draw:marker-end-width="0.319cm" svg:stroke-opacity="100%" draw:stroke-linejoin="round" draw:fill="none" fo:padding-top="0.137cm" fo:padding-bottom="0.137cm" fo:padding-left="0.262cm" fo:padding-right="0.262cm" draw:shadow="hidden"/>
    </style:style>
    <style:style style:name="gr24" style:family="graphic" style:parent-style-name="standard">
      <style:graphic-properties draw:stroke="none" draw:fill="none" draw:textarea-vertical-align="middle" fo:min-height="0.508cm" fo:min-width="2.54cm" fo:padding-top="0.141cm" fo:padding-bottom="0.141cm" fo:padding-left="0.141cm" fo:padding-right="0.141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P2" style:family="paragraph">
      <style:paragraph-properties fo:margin-left="0.106cm" fo:margin-right="0cm" fo:margin-top="0cm" fo:margin-bottom="0cm" fo:line-height="120%" fo:text-align="center" fo:text-indent="0cm"/>
    </style:style>
    <style:style style:name="P3" style:family="paragraph">
      <style:paragraph-properties fo:margin-left="0.127cm" fo:margin-right="0cm" fo:margin-top="0cm" fo:margin-bottom="0cm" fo:line-height="120%" fo:text-align="start" fo:text-indent="0cm"/>
    </style:style>
    <style:style style:name="P4" style:family="paragraph">
      <style:paragraph-properties fo:margin-left="0.127cm" fo:margin-right="0.417cm" fo:margin-top="0cm" fo:margin-bottom="0cm" fo:line-height="120%" fo:text-align="start" fo:text-indent="0cm"/>
    </style:style>
    <style:style style:name="P5" style:family="paragraph">
      <style:paragraph-properties fo:margin-left="0cm" fo:margin-right="0cm" fo:margin-top="0cm" fo:margin-bottom="0cm" fo:line-height="120%" fo:text-align="start" fo:text-indent="0cm"/>
    </style:style>
    <style:style style:name="P6" style:family="paragraph">
      <style:paragraph-properties fo:margin-left="0cm" fo:margin-right="0cm" fo:margin-top="0cm" fo:margin-bottom="0cm" fo:line-height="120%" fo:text-align="start" fo:text-indent="7.35cm"/>
    </style:style>
    <style:style style:name="P7" style:family="paragraph">
      <style:paragraph-properties fo:margin-left="0cm" fo:margin-right="0cm" fo:margin-top="0.212cm" fo:margin-bottom="0cm" fo:line-height="120%" fo:text-align="center" fo:text-indent="0cm"/>
    </style:style>
    <style:style style:name="P8" style:family="paragraph">
      <style:paragraph-properties fo:margin-left="0cm" fo:margin-right="0cm" fo:margin-top="0.212cm" fo:margin-bottom="0cm" fo:line-height="120%" fo:text-align="start" fo:text-indent="0cm"/>
    </style:style>
    <style:style style:name="P9" style:family="paragraph">
      <style:paragraph-properties fo:margin-left="0cm" fo:margin-right="0cm" fo:margin-top="0cm" fo:margin-bottom="0cm" fo:line-height="120%" fo:text-align="start" fo:text-indent="0.101cm"/>
    </style:style>
    <style:style style:name="T1" style:family="text">
      <style:text-properties fo:color="#000000" style:font-name="Arial1" fo:font-size="8pt" fo:font-style="italic" style:font-name-asian="Arial1" style:font-size-asian="8pt" style:font-style-asian="italic" style:font-name-complex="Arial1" style:font-size-complex="8pt" style:font-style-complex="italic"/>
    </style:style>
    <style:style style:name="T2" style:family="text">
      <style:text-properties fo:color="#000000" style:font-name="Arial1" fo:font-size="6pt" fo:font-style="italic" style:font-name-asian="Arial1" style:font-size-asian="6pt" style:font-style-asian="italic" style:font-name-complex="Arial1" style:font-size-complex="6pt" style:font-style-complex="italic"/>
    </style:style>
    <style:style style:name="T3" style:family="text">
      <style:text-properties fo:color="#000000" style:font-name="Arial1" fo:font-size="8pt" style:font-name-asian="Arial1" style:font-size-asian="8pt" style:font-name-complex="Arial1" style:font-size-complex="8pt"/>
    </style:style>
    <style:style style:name="T4" style:family="text">
      <style:text-properties fo:color="#000000" style:font-name="Times New Roman1" fo:font-size="9pt" style:font-name-asian="Times New Roman1" style:font-size-asian="9pt" style:font-name-complex="Times New Roman1" style:font-size-complex="9pt"/>
    </style:style>
    <style:style style:name="T5" style:family="text">
      <style:text-properties fo:color="#000000" style:font-name="Arial1" fo:font-size="9pt" style:font-name-asian="Arial1" style:font-size-asian="9pt" style:font-name-complex="Arial1" style:font-size-complex="9pt"/>
    </style:style>
    <style:style style:name="T6" style:family="text">
      <style:text-properties fo:color="#000000" style:font-name="Times New Roman1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T7" style:family="text">
      <style:text-properties fo:color="#000000" style:font-name="Times New Roman1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T8" style:family="text">
      <style:text-properties fo:color="#000000" style:font-name="Times New Roman1" fo:font-size="10pt" style:font-name-asian="Times New Roman1" style:font-size-asian="10pt" style:font-name-complex="Times New Roman1" style:font-size-complex="10pt"/>
    </style:style>
    <style:style style:name="T9" style:family="text">
      <style:text-properties fo:color="#000000" style:font-name="Times New Roman1" fo:font-size="7pt" style:font-name-asian="Times New Roman1" style:font-size-asian="7pt" style:font-name-complex="Times New Roman1" style:font-size-complex="7pt"/>
    </style:style>
    <style:style style:name="T10" style:family="text">
      <style:text-properties fo:color="#000000" style:font-name="Times New Roman1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1" style:family="text">
      <style:text-properties fo:color="#000000"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12" style:family="text">
      <style:text-properties fo:color="#000000" style:font-name="Times New Roman1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13" style:family="text">
      <style:text-properties fo:color="#000000" style:font-name="Times New Roman1" fo:font-size="10pt" style:text-underline-style="solid" style:text-underline-width="auto" style:text-underline-color="font-color" style:font-name-asian="Times New Roman1" style:font-size-asian="10pt" style:font-name-complex="Times New Roman1" style:font-size-complex="10pt"/>
    </style:style>
    <style:style style:name="T14" style:family="text">
      <style:text-properties fo:color="#000000" style:font-name="Times New Roman1" fo:font-size="11pt" style:text-underline-style="solid" style:text-underline-width="auto" style:text-underline-color="font-color" style:font-name-asian="Times New Roman1" style:font-size-asian="11pt" style:font-name-complex="Times New Roman1" style:font-size-complex="11pt"/>
    </style:style>
    <style:style style:name="T15" style:family="text">
      <style:text-properties fo:color="#000000" style:font-name="Times New Roman1" fo:font-size="8pt" style:font-name-asian="Times New Roman1" style:font-size-asian="8pt" style:font-name-complex="Times New Roman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layer="layout" svg:width="19.677cm" svg:height="12.1cm" svg:x="0.656cm" svg:y="11.95cm" svg:viewBox="0 0 19678 12101" draw:points="0,12101 19678,12101 19678,0 0,0">
            <text:p/>
          </draw:polygon>
          <draw:polygon draw:style-name="gr2" draw:layer="layout" svg:width="19.677cm" svg:height="12.1cm" svg:x="0.656cm" svg:y="11.95cm" svg:viewBox="0 0 19678 12101" draw:points="0,12101 19678,12101 19678,0 0,0">
            <text:p/>
          </draw:polygon>
        </draw:g>
        <draw:g>
          <draw:g>
            <draw:polygon draw:style-name="gr3" draw:layer="layout" svg:width="1.282cm" svg:height="1.25cm" svg:x="0.756cm" svg:y="12.05cm" svg:viewBox="0 0 1283 1251" draw:points="0,1251 1283,1251 1283,0 0,0">
              <text:p/>
            </draw:polygon>
            <draw:path draw:style-name="gr4" draw:layer="layout" svg:width="1.282cm" svg:height="11.9cm" svg:x="0.756cm" svg:y="12.05cm" svg:viewBox="0 0 1283 11901" svg:d="M0 0h1283v11901h-1283zM0 1250h1283v-1250h-1283z">
              <text:p/>
            </draw:path>
          </draw:g>
          <draw:frame draw:style-name="gr5" draw:layer="layout" svg:width="1.282cm" svg:height="1.25cm" svg:x="0.756cm" svg:y="12.05cm">
            <draw:text-box>
              <text:p text:style-name="P1"><text:span text:style-name="T1">Идентификатор</text:span></text:p>
            </draw:text-box>
          </draw:frame>
        </draw:g>
        <draw:g>
          <draw:g>
            <draw:polygon draw:style-name="gr3" draw:layer="layout" svg:width="5.791cm" svg:height="1.25cm" svg:x="2.038cm" svg:y="12.05cm" svg:viewBox="0 0 5792 1251" draw:points="0,1251 5792,1251 5792,0 0,0">
              <text:p/>
            </draw:polygon>
            <draw:path draw:style-name="gr4" draw:layer="layout" svg:width="5.791cm" svg:height="11.9cm" svg:x="2.038cm" svg:y="12.05cm" svg:viewBox="0 0 5792 11901" svg:d="M0 0h5792v11901h-5792zM0 1250h5792v-1250h-5792z">
              <text:p/>
            </draw:path>
          </draw:g>
          <draw:frame draw:style-name="gr5" draw:layer="layout" svg:width="5.791cm" svg:height="1.25cm" svg:x="2.038cm" svg:y="12.05cm">
            <draw:text-box>
              <text:p text:style-name="P1"><text:span text:style-name="T1">Название задачи</text:span></text:p>
            </draw:text-box>
          </draw:frame>
        </draw:g>
        <draw:g>
          <draw:g>
            <draw:polygon draw:style-name="gr3" draw:layer="layout" svg:width="1.6cm" svg:height="1.25cm" svg:x="9.429cm" svg:y="12.05cm" svg:viewBox="0 0 1601 1251" draw:points="0,1251 1601,1251 1601,0 0,0">
              <text:p/>
            </draw:polygon>
            <draw:path draw:style-name="gr4" draw:layer="layout" svg:width="1.6cm" svg:height="11.9cm" svg:x="9.429cm" svg:y="12.05cm" svg:viewBox="0 0 1601 11901" svg:d="M0 0h1601v11901h-1601zM0 1250h1601v-1250h-1601z">
              <text:p/>
            </draw:path>
          </draw:g>
          <draw:frame draw:style-name="gr5" draw:layer="layout" svg:width="1.6cm" svg:height="1.25cm" svg:x="9.429cm" svg:y="12.05cm">
            <draw:text-box>
              <text:p text:style-name="P1"><text:span text:style-name="T1">Окончание</text:span></text:p>
            </draw:text-box>
          </draw:frame>
        </draw:g>
        <draw:g>
          <draw:g>
            <draw:polygon draw:style-name="gr3" draw:layer="layout" svg:width="0.976cm" svg:height="1.25cm" svg:x="11.029cm" svg:y="12.05cm" svg:viewBox="0 0 977 1251" draw:points="0,1251 977,1251 977,0 0,0">
              <text:p/>
            </draw:polygon>
            <draw:path draw:style-name="gr4" draw:layer="layout" svg:width="0.976cm" svg:height="11.9cm" svg:x="11.029cm" svg:y="12.05cm" svg:viewBox="0 0 977 11901" svg:d="M0 0h977v11901h-977zM0 1250h977v-1250h-977z">
              <text:p/>
            </draw:path>
          </draw:g>
          <draw:frame draw:style-name="gr5" draw:layer="layout" svg:width="0.976cm" svg:height="1.25cm" svg:x="11.029cm" svg:y="12.05cm">
            <draw:text-box>
              <text:p text:style-name="P1"><text:span text:style-name="T1">Длительность</text:span></text:p>
            </draw:text-box>
          </draw:frame>
        </draw:g>
        <draw:g>
          <draw:g>
            <draw:polygon draw:style-name="gr3" draw:layer="layout" svg:width="8.228cm" svg:height="1.25cm" svg:x="12.005cm" svg:y="12.05cm" svg:viewBox="0 0 8229 1251" draw:points="0,1251 8229,1251 8229,0 0,0">
              <text:p/>
            </draw:polygon>
            <draw:path draw:style-name="gr4" draw:layer="layout" svg:width="8.228cm" svg:height="11.9cm" svg:x="12.005cm" svg:y="12.05cm" svg:viewBox="0 0 8229 11901" svg:d="M0 0h8229v11901h-8229zM0 1250h8229v-1250h-8229z">
              <text:p/>
            </draw:path>
          </draw:g>
          <draw:frame draw:style-name="gr6" draw:layer="layout" svg:width="8.228cm" svg:height="1.25cm" svg:x="12.005cm" svg:y="12.05cm">
            <draw:text-box>
              <text:p/>
            </draw:text-box>
          </draw:frame>
        </draw:g>
        <draw:g>
          <draw:g>
            <draw:polygon draw:style-name="gr3" draw:layer="layout" svg:width="0.484cm" svg:height="0.625cm" svg:x="12.005cm" svg:y="12.675cm" svg:viewBox="0 0 485 626" draw:points="0,626 485,626 485,0 0,0">
              <text:p/>
            </draw:polygon>
            <draw:polygon draw:style-name="gr4" draw:layer="layout" svg:width="0.484cm" svg:height="0.625cm" svg:x="12.005cm" svg:y="12.675cm" svg:viewBox="0 0 485 626" draw:points="0,626 485,626 485,0 0,0">
              <text:p/>
            </draw:polygon>
          </draw:g>
          <draw:frame draw:style-name="gr7" draw:layer="layout" svg:width="0.484cm" svg:height="0.625cm" svg:x="12.005cm" svg:y="12.675cm">
            <draw:text-box>
              <text:p text:style-name="P1"><text:span text:style-name="T2">4.10</text:span></text:p>
            </draw:text-box>
          </draw:frame>
        </draw:g>
        <draw:g>
          <draw:g>
            <draw:polygon draw:style-name="gr3" draw:layer="layout" svg:width="0.678cm" svg:height="0.625cm" svg:x="13.167cm" svg:y="12.675cm" svg:viewBox="0 0 679 626" draw:points="0,626 679,626 679,0 0,0">
              <text:p/>
            </draw:polygon>
            <draw:polygon draw:style-name="gr4" draw:layer="layout" svg:width="0.678cm" svg:height="0.625cm" svg:x="13.167cm" svg:y="12.675cm" svg:viewBox="0 0 679 626" draw:points="0,626 679,626 679,0 0,0">
              <text:p/>
            </draw:polygon>
          </draw:g>
          <draw:frame draw:style-name="gr7" draw:layer="layout" svg:width="0.678cm" svg:height="0.625cm" svg:x="13.167cm" svg:y="12.675cm">
            <draw:text-box>
              <text:p text:style-name="P1"><text:span text:style-name="T2">18.10</text:span></text:p>
            </draw:text-box>
          </draw:frame>
        </draw:g>
        <draw:g>
          <draw:g>
            <draw:polygon draw:style-name="gr3" draw:layer="layout" svg:width="1.282cm" svg:height="0.75cm" svg:x="0.756cm" svg:y="13.3cm" svg:viewBox="0 0 1283 751" draw:points="0,751 0,0 1283,0 1283,751">
              <text:p/>
            </draw:polygon>
            <draw:path draw:style-name="gr4" draw:layer="layout" svg:width="19.477cm" svg:height="0.75cm" svg:x="0.756cm" svg:y="13.3cm" svg:viewBox="0 0 19478 751" svg:d="M0 751h19478v-751h-19478zM0 751v-751h1281v751z">
              <text:p/>
            </draw:path>
          </draw:g>
          <draw:frame draw:style-name="gr8" draw:layer="layout" svg:width="1.282cm" svg:height="0.75cm" svg:x="0.756cm" svg:y="13.3cm">
            <draw:text-box>
              <text:p text:style-name="P1"><text:span text:style-name="T3">1</text:span></text:p>
            </draw:text-box>
          </draw:frame>
        </draw:g>
        <draw:g>
          <draw:polygon draw:style-name="gr9" draw:layer="layout" svg:width="0.581cm" svg:height="0.3cm" svg:x="12.005cm" svg:y="13.525cm" svg:viewBox="0 0 582 301" draw:points="0,301 582,301 582,0 0,0">
            <text:p/>
          </draw:polygon>
          <draw:polygon draw:style-name="gr10" draw:layer="layout" svg:width="0.581cm" svg:height="0.3cm" svg:x="12.005cm" svg:y="13.525cm" svg:viewBox="0 0 582 301" draw:points="0,301 582,301 582,0 0,0">
            <text:p/>
          </draw:polygon>
        </draw:g>
        <draw:g>
          <draw:polygon draw:style-name="gr11" draw:layer="layout" svg:width="0cm" svg:height="0.198cm" svg:x="12.005cm" svg:y="13.575cm" svg:viewBox="0 0 0 199" draw:points="0,199 0,199 0,0 0,0">
            <text:p/>
          </draw:polygon>
          <draw:polygon draw:style-name="gr10" draw:layer="layout" svg:width="0cm" svg:height="0.198cm" svg:x="12.005cm" svg:y="13.575cm" svg:viewBox="0 0 0 199" draw:points="0,199 0,199 0,0 0,0">
            <text:p/>
          </draw:polygon>
        </draw:g>
        <draw:g>
          <draw:polygon draw:style-name="gr1" draw:layer="layout" svg:width="0.823cm" svg:height="0.598cm" svg:x="11.105cm" svg:y="13.376cm" svg:viewBox="0 0 824 599" draw:points="0,599 824,599 824,0 0,0">
            <text:p/>
          </draw:polygon>
          <draw:frame draw:style-name="gr8" draw:layer="layout" svg:width="0.976cm" svg:height="0.75cm" svg:x="11.029cm" svg:y="13.3cm">
            <draw:text-box>
              <text:p text:style-name="P2"><text:span text:style-name="T3">1н</text:span></text:p>
            </draw:text-box>
          </draw:frame>
        </draw:g>
        <draw:g>
          <draw:polygon draw:style-name="gr1" draw:layer="layout" svg:width="1.448cm" svg:height="0.598cm" svg:x="9.505cm" svg:y="13.376cm" svg:viewBox="0 0 1449 599" draw:points="0,599 1449,599 1449,0 0,0">
            <text:p/>
          </draw:polygon>
          <draw:frame draw:style-name="gr12" draw:layer="layout" svg:width="1.6cm" svg:height="0.937cm" svg:x="9.429cm" svg:y="13.207cm">
            <draw:text-box>
              <text:p/>
            </draw:text-box>
          </draw:frame>
        </draw:g>
        <draw:g>
          <draw:polygon draw:style-name="gr1" draw:layer="layout" svg:width="1.448cm" svg:height="0.598cm" svg:x="7.905cm" svg:y="13.376cm" svg:viewBox="0 0 1449 599" draw:points="0,599 1449,599 1449,0 0,0">
            <text:p/>
          </draw:polygon>
          <draw:frame draw:style-name="gr12" draw:layer="layout" svg:width="1.6cm" svg:height="0.937cm" svg:x="7.829cm" svg:y="13.207cm">
            <draw:text-box>
              <text:p/>
            </draw:text-box>
          </draw:frame>
        </draw:g>
        <draw:g>
          <draw:polygon draw:style-name="gr1" draw:layer="layout" svg:width="5.639cm" svg:height="0.598cm" svg:x="2.114cm" svg:y="13.376cm" svg:viewBox="0 0 5640 599" draw:points="0,599 5640,599 5640,0 0,0">
            <text:p/>
          </draw:polygon>
          <draw:frame draw:style-name="gr8" draw:layer="layout" svg:width="5.791cm" svg:height="1.145cm" svg:x="2.038cm" svg:y="13.103cm">
            <draw:text-box>
              <text:p text:style-name="P3"><text:span text:style-name="T4">Согласование задания и календарного плана</text:span><text:span text:style-name="T5"><text:line-break/></text:span><text:span text:style-name="T5"/></text:p>
            </draw:text-box>
          </draw:frame>
        </draw:g>
        <draw:g>
          <draw:g>
            <draw:polygon draw:style-name="gr3" draw:layer="layout" svg:width="1.282cm" svg:height="0.8cm" svg:x="0.756cm" svg:y="14.05cm" svg:viewBox="0 0 1283 801" draw:points="0,801 0,0 1283,0 1283,801">
              <text:p/>
            </draw:polygon>
            <draw:path draw:style-name="gr4" draw:layer="layout" svg:width="19.477cm" svg:height="0.8cm" svg:x="0.756cm" svg:y="14.05cm" svg:viewBox="0 0 19478 801" svg:d="M0 801h19478v-801h-19478zM0 801v-801h1281v801z">
              <text:p/>
            </draw:path>
          </draw:g>
          <draw:frame draw:style-name="gr13" draw:layer="layout" svg:width="1.282cm" svg:height="0.8cm" svg:x="0.756cm" svg:y="14.05cm">
            <draw:text-box>
              <text:p text:style-name="P1"><text:span text:style-name="T3">2</text:span></text:p>
            </draw:text-box>
          </draw:frame>
        </draw:g>
        <draw:g>
          <draw:polygon draw:style-name="gr9" draw:layer="layout" svg:width="0.678cm" svg:height="0.3cm" svg:x="12.586cm" svg:y="14.3cm" svg:viewBox="0 0 679 301" draw:points="0,301 679,301 679,0 0,0">
            <text:p/>
          </draw:polygon>
          <draw:polygon draw:style-name="gr10" draw:layer="layout" svg:width="0.678cm" svg:height="0.3cm" svg:x="12.586cm" svg:y="14.3cm" svg:viewBox="0 0 679 301" draw:points="0,301 679,301 679,0 0,0">
            <text:p/>
          </draw:polygon>
        </draw:g>
        <draw:g>
          <draw:polygon draw:style-name="gr11" draw:layer="layout" svg:width="0cm" svg:height="0.198cm" svg:x="12.586cm" svg:y="14.35cm" svg:viewBox="0 0 0 199" draw:points="0,199 0,199 0,0 0,0">
            <text:p/>
          </draw:polygon>
          <draw:polygon draw:style-name="gr10" draw:layer="layout" svg:width="0cm" svg:height="0.198cm" svg:x="12.586cm" svg:y="14.35cm" svg:viewBox="0 0 0 199" draw:points="0,199 0,199 0,0 0,0">
            <text:p/>
          </draw:polygon>
        </draw:g>
        <draw:g>
          <draw:polygon draw:style-name="gr1" draw:layer="layout" svg:width="0.823cm" svg:height="0.648cm" svg:x="11.105cm" svg:y="14.126cm" svg:viewBox="0 0 824 649" draw:points="0,649 824,649 824,0 0,0">
            <text:p/>
          </draw:polygon>
          <draw:frame draw:style-name="gr13" draw:layer="layout" svg:width="0.976cm" svg:height="0.8cm" svg:x="11.029cm" svg:y="14.05cm">
            <draw:text-box>
              <text:p text:style-name="P2"><text:span text:style-name="T3">1н</text:span></text:p>
            </draw:text-box>
          </draw:frame>
        </draw:g>
        <draw:g>
          <draw:polygon draw:style-name="gr1" draw:layer="layout" svg:width="1.448cm" svg:height="0.648cm" svg:x="9.505cm" svg:y="14.126cm" svg:viewBox="0 0 1449 649" draw:points="0,649 1449,649 1449,0 0,0">
            <text:p/>
          </draw:polygon>
          <draw:frame draw:style-name="gr14" draw:layer="layout" svg:width="1.6cm" svg:height="0.937cm" svg:x="9.429cm" svg:y="13.982cm">
            <draw:text-box>
              <text:p/>
            </draw:text-box>
          </draw:frame>
        </draw:g>
        <draw:g>
          <draw:polygon draw:style-name="gr1" draw:layer="layout" svg:width="1.448cm" svg:height="0.648cm" svg:x="7.905cm" svg:y="14.126cm" svg:viewBox="0 0 1449 649" draw:points="0,649 1449,649 1449,0 0,0">
            <text:p/>
          </draw:polygon>
          <draw:frame draw:style-name="gr14" draw:layer="layout" svg:width="1.6cm" svg:height="0.937cm" svg:x="7.829cm" svg:y="13.982cm">
            <draw:text-box>
              <text:p/>
            </draw:text-box>
          </draw:frame>
        </draw:g>
        <draw:g>
          <draw:polygon draw:style-name="gr1" draw:layer="layout" svg:width="5.639cm" svg:height="0.648cm" svg:x="2.114cm" svg:y="14.126cm" svg:viewBox="0 0 5640 649" draw:points="0,649 5640,649 5640,0 0,0">
            <text:p/>
          </draw:polygon>
          <draw:frame draw:style-name="gr13" draw:layer="layout" svg:width="5.791cm" svg:height="0.8cm" svg:x="2.038cm" svg:y="14.05cm">
            <draw:text-box>
              <text:p text:style-name="P3"><text:span text:style-name="T4">Разработка расширенного технического задания</text:span></text:p>
            </draw:text-box>
          </draw:frame>
        </draw:g>
        <draw:g>
          <draw:polygon draw:style-name="gr1" draw:layer="layout" svg:width="0.823cm" svg:height="0.648cm" svg:x="11.105cm" svg:y="14.926cm" svg:viewBox="0 0 824 649" draw:points="0,649 824,649 824,0 0,0">
            <text:p/>
          </draw:polygon>
          <draw:frame draw:style-name="gr13" draw:layer="layout" svg:width="0.976cm" svg:height="0.8cm" svg:x="11.029cm" svg:y="14.85cm">
            <draw:text-box>
              <text:p text:style-name="P2"><text:span text:style-name="T3">1н</text:span></text:p>
            </draw:text-box>
          </draw:frame>
        </draw:g>
        <draw:g>
          <draw:polygon draw:style-name="gr1" draw:layer="layout" svg:width="1.448cm" svg:height="0.648cm" svg:x="9.505cm" svg:y="14.926cm" svg:viewBox="0 0 1449 649" draw:points="0,649 1449,649 1449,0 0,0">
            <text:p/>
          </draw:polygon>
          <draw:frame draw:style-name="gr13" draw:layer="layout" svg:width="1.6cm" svg:height="0.8cm" svg:x="9.429cm" svg:y="14.85cm">
            <draw:text-box>
              <text:p text:style-name="P2"><text:span text:style-name="T3">18.10.2015</text:span></text:p>
            </draw:text-box>
          </draw:frame>
        </draw:g>
        <draw:g>
          <draw:polygon draw:style-name="gr1" draw:layer="layout" svg:width="1.448cm" svg:height="0.648cm" svg:x="7.905cm" svg:y="14.926cm" svg:viewBox="0 0 1449 649" draw:points="0,649 1449,649 1449,0 0,0">
            <text:p/>
          </draw:polygon>
          <draw:frame draw:style-name="gr14" draw:layer="layout" svg:width="1.6cm" svg:height="0.937cm" svg:x="7.829cm" svg:y="14.782cm">
            <draw:text-box>
              <text:p/>
            </draw:text-box>
          </draw:frame>
        </draw:g>
        <draw:g>
          <draw:polygon draw:style-name="gr1" draw:layer="layout" svg:width="5.639cm" svg:height="0.648cm" svg:x="2.114cm" svg:y="14.926cm" svg:viewBox="0 0 5640 649" draw:points="0,649 5640,649 5640,0 0,0">
            <text:p/>
          </draw:polygon>
          <draw:frame draw:style-name="gr13" draw:layer="layout" svg:width="5.791cm" svg:height="1.145cm" svg:x="2.038cm" svg:y="14.678cm">
            <draw:text-box>
              <text:p text:style-name="P3"><text:span text:style-name="T4">Общетехническое обоснование целесообразности разработки изделия</text:span><text:span text:style-name="T5"><text:line-break/></text:span><text:span text:style-name="T5"/></text:p>
            </draw:text-box>
          </draw:frame>
        </draw:g>
        <draw:g>
          <draw:g>
            <draw:polygon draw:style-name="gr3" draw:layer="layout" svg:width="1.282cm" svg:height="0.75cm" svg:x="0.756cm" svg:y="16.45cm" svg:viewBox="0 0 1283 751" draw:points="0,751 0,0 1283,0 1283,751">
              <text:p/>
            </draw:polygon>
            <draw:path draw:style-name="gr4" draw:layer="layout" svg:width="19.477cm" svg:height="0.75cm" svg:x="0.756cm" svg:y="16.45cm" svg:viewBox="0 0 19478 751" svg:d="M0 751h19478v-751h-19478zM0 751v-751h1281v751z">
              <text:p/>
            </draw:path>
          </draw:g>
          <draw:frame draw:style-name="gr8" draw:layer="layout" svg:width="1.282cm" svg:height="0.75cm" svg:x="0.756cm" svg:y="16.45cm">
            <draw:text-box>
              <text:p text:style-name="P1"><text:span text:style-name="T3">5</text:span></text:p>
            </draw:text-box>
          </draw:frame>
        </draw:g>
        <draw:g>
          <draw:polygon draw:style-name="gr9" draw:layer="layout" svg:width="0.678cm" svg:height="0.3cm" svg:x="13.263cm" svg:y="16.675cm" svg:viewBox="0 0 679 301" draw:points="0,301 679,301 679,0 0,0">
            <text:p/>
          </draw:polygon>
          <draw:polygon draw:style-name="gr10" draw:layer="layout" svg:width="0.678cm" svg:height="0.3cm" svg:x="13.263cm" svg:y="16.675cm" svg:viewBox="0 0 679 301" draw:points="0,301 679,301 679,0 0,0">
            <text:p/>
          </draw:polygon>
        </draw:g>
        <draw:g>
          <draw:polygon draw:style-name="gr11" draw:layer="layout" svg:width="0cm" svg:height="0.198cm" svg:x="13.263cm" svg:y="16.725cm" svg:viewBox="0 0 0 199" draw:points="0,199 0,199 0,0 0,0">
            <text:p/>
          </draw:polygon>
          <draw:polygon draw:style-name="gr10" draw:layer="layout" svg:width="0cm" svg:height="0.198cm" svg:x="13.263cm" svg:y="16.725cm" svg:viewBox="0 0 0 199" draw:points="0,199 0,199 0,0 0,0">
            <text:p/>
          </draw:polygon>
        </draw:g>
        <draw:g>
          <draw:polygon draw:style-name="gr1" draw:layer="layout" svg:width="0.823cm" svg:height="0.598cm" svg:x="11.105cm" svg:y="16.526cm" svg:viewBox="0 0 824 599" draw:points="0,599 824,599 824,0 0,0">
            <text:p/>
          </draw:polygon>
          <draw:frame draw:style-name="gr8" draw:layer="layout" svg:width="0.976cm" svg:height="0.75cm" svg:x="11.029cm" svg:y="16.45cm">
            <draw:text-box>
              <text:p text:style-name="P2"><text:span text:style-name="T3">1н</text:span></text:p>
            </draw:text-box>
          </draw:frame>
        </draw:g>
        <draw:g>
          <draw:polygon draw:style-name="gr1" draw:layer="layout" svg:width="1.448cm" svg:height="0.598cm" svg:x="9.505cm" svg:y="16.526cm" svg:viewBox="0 0 1449 599" draw:points="0,599 1449,599 1449,0 0,0">
            <text:p/>
          </draw:polygon>
          <draw:frame draw:style-name="gr8" draw:layer="layout" svg:width="1.6cm" svg:height="0.75cm" svg:x="9.429cm" svg:y="16.45cm">
            <draw:text-box>
              <text:p text:style-name="P2"><text:span text:style-name="T3">25.10.2015</text:span></text:p>
            </draw:text-box>
          </draw:frame>
        </draw:g>
        <draw:g>
          <draw:polygon draw:style-name="gr1" draw:layer="layout" svg:width="1.448cm" svg:height="0.598cm" svg:x="7.905cm" svg:y="16.526cm" svg:viewBox="0 0 1449 599" draw:points="0,599 1449,599 1449,0 0,0">
            <text:p/>
          </draw:polygon>
          <draw:frame draw:style-name="gr12" draw:layer="layout" svg:width="1.6cm" svg:height="0.937cm" svg:x="7.829cm" svg:y="16.357cm">
            <draw:text-box>
              <text:p/>
            </draw:text-box>
          </draw:frame>
        </draw:g>
        <draw:g>
          <draw:polygon draw:style-name="gr1" draw:layer="layout" svg:width="5.639cm" svg:height="0.598cm" svg:x="2.114cm" svg:y="16.526cm" svg:viewBox="0 0 5640 599" draw:points="0,599 5640,599 5640,0 0,0">
            <text:p/>
          </draw:polygon>
          <draw:frame draw:style-name="gr8" draw:layer="layout" svg:width="5.791cm" svg:height="1.111cm" svg:x="2.038cm" svg:y="16.27cm">
            <draw:text-box>
              <text:p text:style-name="P3"><text:span text:style-name="T4">Схемотехническая часть: анализ элементной базы.</text:span><text:span text:style-name="T3"><text:line-break/></text:span><text:span text:style-name="T3"/></text:p>
            </draw:text-box>
          </draw:frame>
        </draw:g>
        <draw:g>
          <draw:g>
            <draw:polygon draw:style-name="gr3" draw:layer="layout" svg:width="1.282cm" svg:height="0.75cm" svg:x="0.756cm" svg:y="17.2cm" svg:viewBox="0 0 1283 751" draw:points="0,751 0,0 1283,0 1283,751">
              <text:p/>
            </draw:polygon>
            <draw:path draw:style-name="gr4" draw:layer="layout" svg:width="19.477cm" svg:height="0.75cm" svg:x="0.756cm" svg:y="17.2cm" svg:viewBox="0 0 19478 751" svg:d="M0 751h19478v-751h-19478zM0 751v-751h1281v751z">
              <text:p/>
            </draw:path>
          </draw:g>
          <draw:frame draw:style-name="gr8" draw:layer="layout" svg:width="1.282cm" svg:height="0.75cm" svg:x="0.756cm" svg:y="17.2cm">
            <draw:text-box>
              <text:p text:style-name="P1"><text:span text:style-name="T3">6</text:span></text:p>
            </draw:text-box>
          </draw:frame>
        </draw:g>
        <draw:g>
          <draw:polygon draw:style-name="gr9" draw:layer="layout" svg:width="0.678cm" svg:height="0.3cm" svg:x="13.263cm" svg:y="17.425cm" svg:viewBox="0 0 679 301" draw:points="0,301 679,301 679,0 0,0">
            <text:p/>
          </draw:polygon>
          <draw:polygon draw:style-name="gr10" draw:layer="layout" svg:width="0.678cm" svg:height="0.3cm" svg:x="13.263cm" svg:y="17.425cm" svg:viewBox="0 0 679 301" draw:points="0,301 679,301 679,0 0,0">
            <text:p/>
          </draw:polygon>
        </draw:g>
        <draw:g>
          <draw:polygon draw:style-name="gr11" draw:layer="layout" svg:width="0cm" svg:height="0.198cm" svg:x="13.263cm" svg:y="17.475cm" svg:viewBox="0 0 0 199" draw:points="0,199 0,199 0,0 0,0">
            <text:p/>
          </draw:polygon>
          <draw:polygon draw:style-name="gr10" draw:layer="layout" svg:width="0cm" svg:height="0.198cm" svg:x="13.263cm" svg:y="17.475cm" svg:viewBox="0 0 0 199" draw:points="0,199 0,199 0,0 0,0">
            <text:p/>
          </draw:polygon>
        </draw:g>
        <draw:g>
          <draw:polygon draw:style-name="gr1" draw:layer="layout" svg:width="0.823cm" svg:height="0.598cm" svg:x="11.105cm" svg:y="17.276cm" svg:viewBox="0 0 824 599" draw:points="0,599 824,599 824,0 0,0">
            <text:p/>
          </draw:polygon>
          <draw:frame draw:style-name="gr8" draw:layer="layout" svg:width="0.976cm" svg:height="0.75cm" svg:x="11.029cm" svg:y="17.2cm">
            <draw:text-box>
              <text:p text:style-name="P2"><text:span text:style-name="T3">1н</text:span></text:p>
            </draw:text-box>
          </draw:frame>
        </draw:g>
        <draw:g>
          <draw:polygon draw:style-name="gr1" draw:layer="layout" svg:width="1.448cm" svg:height="0.598cm" svg:x="9.505cm" svg:y="17.276cm" svg:viewBox="0 0 1449 599" draw:points="0,599 1449,599 1449,0 0,0">
            <text:p/>
          </draw:polygon>
          <draw:frame draw:style-name="gr8" draw:layer="layout" svg:width="1.6cm" svg:height="0.75cm" svg:x="9.429cm" svg:y="17.2cm">
            <draw:text-box>
              <text:p text:style-name="P2"><text:span text:style-name="T3">25.10.2015</text:span></text:p>
            </draw:text-box>
          </draw:frame>
        </draw:g>
        <draw:g>
          <draw:polygon draw:style-name="gr1" draw:layer="layout" svg:width="1.448cm" svg:height="0.598cm" svg:x="7.905cm" svg:y="17.276cm" svg:viewBox="0 0 1449 599" draw:points="0,599 1449,599 1449,0 0,0">
            <text:p/>
          </draw:polygon>
          <draw:frame draw:style-name="gr12" draw:layer="layout" svg:width="1.6cm" svg:height="0.937cm" svg:x="7.829cm" svg:y="17.107cm">
            <draw:text-box>
              <text:p/>
            </draw:text-box>
          </draw:frame>
        </draw:g>
        <draw:g>
          <draw:polygon draw:style-name="gr1" draw:layer="layout" svg:width="5.639cm" svg:height="0.598cm" svg:x="2.114cm" svg:y="17.276cm" svg:viewBox="0 0 5640 599" draw:points="0,599 5640,599 5640,0 0,0">
            <text:p/>
          </draw:polygon>
          <draw:frame draw:style-name="gr8" draw:layer="layout" svg:width="5.791cm" svg:height="0.75cm" svg:x="2.038cm" svg:y="17.2cm">
            <draw:text-box>
              <text:p text:style-name="P3"><text:span text:style-name="T3">Аттестация №1</text:span></text:p>
            </draw:text-box>
          </draw:frame>
        </draw:g>
        <draw:g>
          <draw:g>
            <draw:polygon draw:style-name="gr3" draw:layer="layout" svg:width="1.282cm" svg:height="0.75cm" svg:x="0.756cm" svg:y="17.95cm" svg:viewBox="0 0 1283 751" draw:points="0,751 0,0 1283,0 1283,751">
              <text:p/>
            </draw:polygon>
            <draw:path draw:style-name="gr4" draw:layer="layout" svg:width="19.477cm" svg:height="0.75cm" svg:x="0.756cm" svg:y="17.95cm" svg:viewBox="0 0 19478 751" svg:d="M0 751h19478v-751h-19478zM0 751v-751h1281v751z">
              <text:p/>
            </draw:path>
          </draw:g>
          <draw:frame draw:style-name="gr8" draw:layer="layout" svg:width="1.282cm" svg:height="0.75cm" svg:x="0.756cm" svg:y="17.95cm">
            <draw:text-box>
              <text:p text:style-name="P1"><text:span text:style-name="T3">7</text:span></text:p>
            </draw:text-box>
          </draw:frame>
        </draw:g>
        <draw:g>
          <draw:polygon draw:style-name="gr9" draw:layer="layout" svg:width="0.678cm" svg:height="0.3cm" svg:x="13.263cm" svg:y="18.175cm" svg:viewBox="0 0 679 301" draw:points="0,301 679,301 679,0 0,0">
            <text:p/>
          </draw:polygon>
          <draw:polygon draw:style-name="gr10" draw:layer="layout" svg:width="0.678cm" svg:height="0.3cm" svg:x="13.263cm" svg:y="18.175cm" svg:viewBox="0 0 679 301" draw:points="0,301 679,301 679,0 0,0">
            <text:p/>
          </draw:polygon>
        </draw:g>
        <draw:g>
          <draw:polygon draw:style-name="gr11" draw:layer="layout" svg:width="0cm" svg:height="0.198cm" svg:x="13.263cm" svg:y="18.225cm" svg:viewBox="0 0 0 199" draw:points="0,199 0,199 0,0 0,0">
            <text:p/>
          </draw:polygon>
          <draw:polygon draw:style-name="gr10" draw:layer="layout" svg:width="0cm" svg:height="0.198cm" svg:x="13.263cm" svg:y="18.225cm" svg:viewBox="0 0 0 199" draw:points="0,199 0,199 0,0 0,0">
            <text:p/>
          </draw:polygon>
        </draw:g>
        <draw:g>
          <draw:polygon draw:style-name="gr1" draw:layer="layout" svg:width="0.823cm" svg:height="0.598cm" svg:x="11.105cm" svg:y="18.026cm" svg:viewBox="0 0 824 599" draw:points="0,599 824,599 824,0 0,0">
            <text:p/>
          </draw:polygon>
          <draw:frame draw:style-name="gr8" draw:layer="layout" svg:width="0.976cm" svg:height="0.75cm" svg:x="11.029cm" svg:y="17.95cm">
            <draw:text-box>
              <text:p text:style-name="P2"><text:span text:style-name="T3">1н</text:span></text:p>
            </draw:text-box>
          </draw:frame>
        </draw:g>
        <draw:g>
          <draw:polygon draw:style-name="gr1" draw:layer="layout" svg:width="1.448cm" svg:height="0.598cm" svg:x="9.505cm" svg:y="18.026cm" svg:viewBox="0 0 1449 599" draw:points="0,599 1449,599 1449,0 0,0">
            <text:p/>
          </draw:polygon>
          <draw:frame draw:style-name="gr8" draw:layer="layout" svg:width="1.6cm" svg:height="0.75cm" svg:x="9.429cm" svg:y="17.95cm">
            <draw:text-box>
              <text:p text:style-name="P2"><text:span text:style-name="T3">25.10.2015</text:span></text:p>
            </draw:text-box>
          </draw:frame>
        </draw:g>
        <draw:g>
          <draw:polygon draw:style-name="gr1" draw:layer="layout" svg:width="1.448cm" svg:height="0.598cm" svg:x="7.905cm" svg:y="18.026cm" svg:viewBox="0 0 1449 599" draw:points="0,599 1449,599 1449,0 0,0">
            <text:p/>
          </draw:polygon>
          <draw:frame draw:style-name="gr8" draw:layer="layout" svg:width="1.6cm" svg:height="0.75cm" svg:x="7.829cm" svg:y="17.95cm">
            <draw:text-box>
              <text:p text:style-name="P2"><text:span text:style-name="T3">19.10.2015</text:span></text:p>
            </draw:text-box>
          </draw:frame>
        </draw:g>
        <draw:g>
          <draw:polygon draw:style-name="gr1" draw:layer="layout" svg:width="5.639cm" svg:height="0.598cm" svg:x="2.114cm" svg:y="18.026cm" svg:viewBox="0 0 5640 599" draw:points="0,599 5640,599 5640,0 0,0">
            <text:p/>
          </draw:polygon>
          <draw:frame draw:style-name="gr8" draw:layer="layout" svg:width="5.791cm" svg:height="0.793cm" svg:x="2.038cm" svg:y="17.929cm">
            <draw:text-box>
              <text:p text:style-name="P3"><text:span text:style-name="T4">Определение коэфф. электрической нагрузки.</text:span></text:p>
            </draw:text-box>
          </draw:frame>
        </draw:g>
        <draw:g>
          <draw:g>
            <draw:polygon draw:style-name="gr3" draw:layer="layout" svg:width="1.282cm" svg:height="0.75cm" svg:x="0.756cm" svg:y="18.7cm" svg:viewBox="0 0 1283 751" draw:points="0,751 0,0 1283,0 1283,751">
              <text:p/>
            </draw:polygon>
            <draw:path draw:style-name="gr4" draw:layer="layout" svg:width="19.477cm" svg:height="0.75cm" svg:x="0.756cm" svg:y="18.7cm" svg:viewBox="0 0 19478 751" svg:d="M0 751h19478v-751h-19478zM0 751v-751h1281v751z">
              <text:p/>
            </draw:path>
          </draw:g>
          <draw:frame draw:style-name="gr8" draw:layer="layout" svg:width="1.282cm" svg:height="0.75cm" svg:x="0.756cm" svg:y="18.7cm">
            <draw:text-box>
              <text:p text:style-name="P1"><text:span text:style-name="T3">8</text:span></text:p>
            </draw:text-box>
          </draw:frame>
        </draw:g>
        <draw:g>
          <draw:polygon draw:style-name="gr9" draw:layer="layout" svg:width="0.678cm" svg:height="0.3cm" svg:x="13.941cm" svg:y="18.925cm" svg:viewBox="0 0 679 301" draw:points="0,301 679,301 679,0 0,0">
            <text:p/>
          </draw:polygon>
          <draw:polygon draw:style-name="gr10" draw:layer="layout" svg:width="0.678cm" svg:height="0.3cm" svg:x="13.941cm" svg:y="18.925cm" svg:viewBox="0 0 679 301" draw:points="0,301 679,301 679,0 0,0">
            <text:p/>
          </draw:polygon>
        </draw:g>
        <draw:g>
          <draw:polygon draw:style-name="gr11" draw:layer="layout" svg:width="0cm" svg:height="0.198cm" svg:x="13.941cm" svg:y="18.975cm" svg:viewBox="0 0 0 199" draw:points="0,199 0,199 0,0 0,0">
            <text:p/>
          </draw:polygon>
          <draw:polygon draw:style-name="gr10" draw:layer="layout" svg:width="0cm" svg:height="0.198cm" svg:x="13.941cm" svg:y="18.975cm" svg:viewBox="0 0 0 199" draw:points="0,199 0,199 0,0 0,0">
            <text:p/>
          </draw:polygon>
        </draw:g>
        <draw:g>
          <draw:polygon draw:style-name="gr1" draw:layer="layout" svg:width="0.823cm" svg:height="0.598cm" svg:x="11.105cm" svg:y="18.776cm" svg:viewBox="0 0 824 599" draw:points="0,599 824,599 824,0 0,0">
            <text:p/>
          </draw:polygon>
          <draw:frame draw:style-name="gr8" draw:layer="layout" svg:width="0.976cm" svg:height="0.75cm" svg:x="11.029cm" svg:y="18.7cm">
            <draw:text-box>
              <text:p text:style-name="P2"><text:span text:style-name="T3">1н</text:span></text:p>
            </draw:text-box>
          </draw:frame>
        </draw:g>
        <draw:g>
          <draw:polygon draw:style-name="gr1" draw:layer="layout" svg:width="1.448cm" svg:height="0.598cm" svg:x="9.505cm" svg:y="18.776cm" svg:viewBox="0 0 1449 599" draw:points="0,599 1449,599 1449,0 0,0">
            <text:p/>
          </draw:polygon>
          <draw:frame draw:style-name="gr8" draw:layer="layout" svg:width="1.6cm" svg:height="0.75cm" svg:x="9.429cm" svg:y="18.7cm">
            <draw:text-box>
              <text:p text:style-name="P2"><text:span text:style-name="T3">01.11.2015</text:span></text:p>
            </draw:text-box>
          </draw:frame>
        </draw:g>
        <draw:g>
          <draw:polygon draw:style-name="gr1" draw:layer="layout" svg:width="1.448cm" svg:height="0.598cm" svg:x="7.905cm" svg:y="18.776cm" svg:viewBox="0 0 1449 599" draw:points="0,599 1449,599 1449,0 0,0">
            <text:p/>
          </draw:polygon>
          <draw:frame draw:style-name="gr12" draw:layer="layout" svg:width="1.6cm" svg:height="0.937cm" svg:x="7.829cm" svg:y="18.607cm">
            <draw:text-box>
              <text:p/>
            </draw:text-box>
          </draw:frame>
        </draw:g>
        <draw:g>
          <draw:polygon draw:style-name="gr1" draw:layer="layout" svg:width="5.639cm" svg:height="0.598cm" svg:x="2.114cm" svg:y="18.776cm" svg:viewBox="0 0 5640 599" draw:points="0,599 5640,599 5640,0 0,0">
            <text:p/>
          </draw:polygon>
          <draw:frame draw:style-name="gr8" draw:layer="layout" svg:width="5.791cm" svg:height="0.793cm" svg:x="2.038cm" svg:y="18.679cm">
            <draw:text-box>
              <text:p text:style-name="P3"><text:span text:style-name="T4">Эскизный проект – предварительная компоновка изделия</text:span></text:p>
            </draw:text-box>
          </draw:frame>
        </draw:g>
        <draw:g>
          <draw:g>
            <draw:polygon draw:style-name="gr3" draw:layer="layout" svg:width="1.282cm" svg:height="0.75cm" svg:x="0.756cm" svg:y="19.45cm" svg:viewBox="0 0 1283 751" draw:points="0,751 0,0 1283,0 1283,751">
              <text:p/>
            </draw:polygon>
            <draw:path draw:style-name="gr4" draw:layer="layout" svg:width="19.477cm" svg:height="0.75cm" svg:x="0.756cm" svg:y="19.45cm" svg:viewBox="0 0 19478 751" svg:d="M0 751h19478v-751h-19478zM0 751v-751h1281v751z">
              <text:p/>
            </draw:path>
          </draw:g>
          <draw:frame draw:style-name="gr8" draw:layer="layout" svg:width="1.282cm" svg:height="0.75cm" svg:x="0.756cm" svg:y="19.45cm">
            <draw:text-box>
              <text:p text:style-name="P1"><text:span text:style-name="T3">9</text:span></text:p>
            </draw:text-box>
          </draw:frame>
        </draw:g>
        <draw:g>
          <draw:polygon draw:style-name="gr9" draw:layer="layout" svg:width="0.678cm" svg:height="0.3cm" svg:x="13.941cm" svg:y="19.675cm" svg:viewBox="0 0 679 301" draw:points="0,301 679,301 679,0 0,0">
            <text:p/>
          </draw:polygon>
          <draw:polygon draw:style-name="gr10" draw:layer="layout" svg:width="0.678cm" svg:height="0.3cm" svg:x="13.941cm" svg:y="19.675cm" svg:viewBox="0 0 679 301" draw:points="0,301 679,301 679,0 0,0">
            <text:p/>
          </draw:polygon>
        </draw:g>
        <draw:g>
          <draw:polygon draw:style-name="gr11" draw:layer="layout" svg:width="0cm" svg:height="0.199cm" svg:x="13.941cm" svg:y="19.725cm" svg:viewBox="0 0 0 200" draw:points="0,200 0,200 0,0 0,0">
            <text:p/>
          </draw:polygon>
          <draw:polygon draw:style-name="gr10" draw:layer="layout" svg:width="0cm" svg:height="0.199cm" svg:x="13.941cm" svg:y="19.725cm" svg:viewBox="0 0 0 200" draw:points="0,200 0,200 0,0 0,0">
            <text:p/>
          </draw:polygon>
        </draw:g>
        <draw:g>
          <draw:polygon draw:style-name="gr1" draw:layer="layout" svg:width="0.823cm" svg:height="0.598cm" svg:x="11.105cm" svg:y="19.526cm" svg:viewBox="0 0 824 599" draw:points="0,599 824,599 824,0 0,0">
            <text:p/>
          </draw:polygon>
          <draw:frame draw:style-name="gr8" draw:layer="layout" svg:width="0.976cm" svg:height="0.75cm" svg:x="11.029cm" svg:y="19.45cm">
            <draw:text-box>
              <text:p text:style-name="P2"><text:span text:style-name="T3">1н</text:span></text:p>
            </draw:text-box>
          </draw:frame>
        </draw:g>
        <draw:g>
          <draw:polygon draw:style-name="gr1" draw:layer="layout" svg:width="1.448cm" svg:height="0.598cm" svg:x="9.505cm" svg:y="19.526cm" svg:viewBox="0 0 1449 599" draw:points="0,599 1449,599 1449,0 0,0">
            <text:p/>
          </draw:polygon>
          <draw:frame draw:style-name="gr8" draw:layer="layout" svg:width="1.6cm" svg:height="0.75cm" svg:x="9.429cm" svg:y="19.45cm">
            <draw:text-box>
              <text:p text:style-name="P2"><text:span text:style-name="T3">01.11.2015</text:span></text:p>
            </draw:text-box>
          </draw:frame>
        </draw:g>
        <draw:g>
          <draw:polygon draw:style-name="gr1" draw:layer="layout" svg:width="1.448cm" svg:height="0.598cm" svg:x="7.905cm" svg:y="19.526cm" svg:viewBox="0 0 1449 599" draw:points="0,599 1449,599 1449,0 0,0">
            <text:p/>
          </draw:polygon>
          <draw:frame draw:style-name="gr12" draw:layer="layout" svg:width="1.6cm" svg:height="0.937cm" svg:x="7.829cm" svg:y="19.357cm">
            <draw:text-box>
              <text:p/>
            </draw:text-box>
          </draw:frame>
        </draw:g>
        <draw:g>
          <draw:polygon draw:style-name="gr1" draw:layer="layout" svg:width="5.639cm" svg:height="0.598cm" svg:x="2.114cm" svg:y="19.526cm" svg:viewBox="0 0 5640 599" draw:points="0,599 5640,599 5640,0 0,0">
            <text:p/>
          </draw:polygon>
          <draw:frame draw:style-name="gr8" draw:layer="layout" svg:width="5.791cm" svg:height="0.75cm" svg:x="2.038cm" svg:y="19.45cm">
            <draw:text-box>
              <text:p text:style-name="P3"><text:span text:style-name="T4">Окончательная компоновка изделия</text:span></text:p>
            </draw:text-box>
          </draw:frame>
        </draw:g>
        <draw:g>
          <draw:g>
            <draw:polygon draw:style-name="gr3" draw:layer="layout" svg:width="1.282cm" svg:height="0.75cm" svg:x="0.756cm" svg:y="20.2cm" svg:viewBox="0 0 1283 751" draw:points="0,751 0,0 1283,0 1283,751">
              <text:p/>
            </draw:polygon>
            <draw:path draw:style-name="gr4" draw:layer="layout" svg:width="19.477cm" svg:height="0.75cm" svg:x="0.756cm" svg:y="20.2cm" svg:viewBox="0 0 19478 751" svg:d="M0 751h19478v-751h-19478zM0 751v-751h1281v751z">
              <text:p/>
            </draw:path>
          </draw:g>
          <draw:frame draw:style-name="gr8" draw:layer="layout" svg:width="1.282cm" svg:height="0.75cm" svg:x="0.756cm" svg:y="20.2cm">
            <draw:text-box>
              <text:p text:style-name="P1"><text:span text:style-name="T3">10</text:span></text:p>
            </draw:text-box>
          </draw:frame>
        </draw:g>
        <draw:g>
          <draw:polygon draw:style-name="gr9" draw:layer="layout" svg:width="0.678cm" svg:height="0.3cm" svg:x="13.941cm" svg:y="20.425cm" svg:viewBox="0 0 679 301" draw:points="0,301 679,301 679,0 0,0">
            <text:p/>
          </draw:polygon>
          <draw:polygon draw:style-name="gr10" draw:layer="layout" svg:width="0.678cm" svg:height="0.3cm" svg:x="13.941cm" svg:y="20.425cm" svg:viewBox="0 0 679 301" draw:points="0,301 679,301 679,0 0,0">
            <text:p/>
          </draw:polygon>
        </draw:g>
        <draw:g>
          <draw:polygon draw:style-name="gr11" draw:layer="layout" svg:width="0cm" svg:height="0.198cm" svg:x="13.941cm" svg:y="20.475cm" svg:viewBox="0 0 0 199" draw:points="0,199 0,199 0,0 0,0">
            <text:p/>
          </draw:polygon>
          <draw:polygon draw:style-name="gr10" draw:layer="layout" svg:width="0cm" svg:height="0.198cm" svg:x="13.941cm" svg:y="20.475cm" svg:viewBox="0 0 0 199" draw:points="0,199 0,199 0,0 0,0">
            <text:p/>
          </draw:polygon>
        </draw:g>
        <draw:g>
          <draw:polygon draw:style-name="gr1" draw:layer="layout" svg:width="0.823cm" svg:height="0.598cm" svg:x="11.105cm" svg:y="20.276cm" svg:viewBox="0 0 824 599" draw:points="0,599 824,599 824,0 0,0">
            <text:p/>
          </draw:polygon>
          <draw:frame draw:style-name="gr8" draw:layer="layout" svg:width="0.976cm" svg:height="0.75cm" svg:x="11.029cm" svg:y="20.2cm">
            <draw:text-box>
              <text:p text:style-name="P2"><text:span text:style-name="T3">1н</text:span></text:p>
            </draw:text-box>
          </draw:frame>
        </draw:g>
        <draw:g>
          <draw:polygon draw:style-name="gr1" draw:layer="layout" svg:width="1.448cm" svg:height="0.598cm" svg:x="9.505cm" svg:y="20.276cm" svg:viewBox="0 0 1449 599" draw:points="0,599 1449,599 1449,0 0,0">
            <text:p/>
          </draw:polygon>
          <draw:frame draw:style-name="gr8" draw:layer="layout" svg:width="1.6cm" svg:height="0.75cm" svg:x="9.429cm" svg:y="20.2cm">
            <draw:text-box>
              <text:p text:style-name="P2"><text:span text:style-name="T3">01.11.2015</text:span></text:p>
            </draw:text-box>
          </draw:frame>
        </draw:g>
        <draw:g>
          <draw:polygon draw:style-name="gr1" draw:layer="layout" svg:width="1.448cm" svg:height="0.598cm" svg:x="7.905cm" svg:y="20.276cm" svg:viewBox="0 0 1449 599" draw:points="0,599 1449,599 1449,0 0,0">
            <text:p/>
          </draw:polygon>
          <draw:frame draw:style-name="gr12" draw:layer="layout" svg:width="1.6cm" svg:height="0.937cm" svg:x="7.829cm" svg:y="20.107cm">
            <draw:text-box>
              <text:p/>
            </draw:text-box>
          </draw:frame>
        </draw:g>
        <draw:g>
          <draw:polygon draw:style-name="gr1" draw:layer="layout" svg:width="5.639cm" svg:height="0.598cm" svg:x="2.114cm" svg:y="20.276cm" svg:viewBox="0 0 5640 599" draw:points="0,599 5640,599 5640,0 0,0">
            <text:p/>
          </draw:polygon>
          <draw:frame draw:style-name="gr15" draw:layer="layout" svg:width="5.791cm" svg:height="0.793cm" svg:x="2.038cm" svg:y="20.157cm">
            <draw:text-box>
              <text:p text:style-name="P4"><text:span text:style-name="T4">Выполнение конструкторских расчетов</text:span></text:p>
            </draw:text-box>
          </draw:frame>
        </draw:g>
        <draw:g>
          <draw:polygon draw:style-name="gr1" draw:layer="layout" svg:width="0.823cm" svg:height="0.598cm" svg:x="11.105cm" svg:y="21.026cm" svg:viewBox="0 0 824 599" draw:points="0,599 824,599 824,0 0,0">
            <text:p/>
          </draw:polygon>
          <draw:frame draw:style-name="gr8" draw:layer="layout" svg:width="0.976cm" svg:height="0.75cm" svg:x="11.029cm" svg:y="20.95cm">
            <draw:text-box>
              <text:p text:style-name="P2"><text:span text:style-name="T3">2н</text:span></text:p>
            </draw:text-box>
          </draw:frame>
        </draw:g>
        <draw:g>
          <draw:polygon draw:style-name="gr1" draw:layer="layout" svg:width="1.448cm" svg:height="0.598cm" svg:x="9.505cm" svg:y="21.026cm" svg:viewBox="0 0 1449 599" draw:points="0,599 1449,599 1449,0 0,0">
            <text:p/>
          </draw:polygon>
          <draw:frame draw:style-name="gr8" draw:layer="layout" svg:width="1.6cm" svg:height="0.75cm" svg:x="9.429cm" svg:y="20.95cm">
            <draw:text-box>
              <text:p text:style-name="P2"><text:span text:style-name="T3">15.11.2015</text:span></text:p>
            </draw:text-box>
          </draw:frame>
        </draw:g>
        <draw:g>
          <draw:polygon draw:style-name="gr1" draw:layer="layout" svg:width="1.448cm" svg:height="0.598cm" svg:x="7.905cm" svg:y="21.026cm" svg:viewBox="0 0 1449 599" draw:points="0,599 1449,599 1449,0 0,0">
            <text:p/>
          </draw:polygon>
          <draw:frame draw:style-name="gr12" draw:layer="layout" svg:width="1.6cm" svg:height="0.937cm" svg:x="7.829cm" svg:y="20.857cm">
            <draw:text-box>
              <text:p/>
            </draw:text-box>
          </draw:frame>
        </draw:g>
        <draw:g>
          <draw:polygon draw:style-name="gr1" draw:layer="layout" svg:width="5.639cm" svg:height="0.598cm" svg:x="2.114cm" svg:y="21.026cm" svg:viewBox="0 0 5640 599" draw:points="0,599 5640,599 5640,0 0,0">
            <text:p/>
          </draw:polygon>
          <draw:frame draw:style-name="gr8" draw:layer="layout" svg:width="5.791cm" svg:height="0.75cm" svg:x="2.038cm" svg:y="20.95cm">
            <draw:text-box>
              <text:p text:style-name="P3"><text:span text:style-name="T4">Оформление графической части</text:span></text:p>
            </draw:text-box>
          </draw:frame>
        </draw:g>
        <draw:g>
          <draw:g>
            <draw:polygon draw:style-name="gr3" draw:layer="layout" svg:width="1.282cm" svg:height="0.75cm" svg:x="0.756cm" svg:y="22.45cm" svg:viewBox="0 0 1283 751" draw:points="0,751 0,0 1283,0 1283,751">
              <text:p/>
            </draw:polygon>
            <draw:path draw:style-name="gr4" draw:layer="layout" svg:width="19.477cm" svg:height="0.75cm" svg:x="0.756cm" svg:y="22.45cm" svg:viewBox="0 0 19478 751" svg:d="M0 751h19478v-751h-19478zM0 751v-751h1281v751z">
              <text:p/>
            </draw:path>
          </draw:g>
          <draw:frame draw:style-name="gr8" draw:layer="layout" svg:width="1.282cm" svg:height="0.75cm" svg:x="0.756cm" svg:y="22.45cm">
            <draw:text-box>
              <text:p text:style-name="P1"><text:span text:style-name="T3">13</text:span></text:p>
            </draw:text-box>
          </draw:frame>
        </draw:g>
        <draw:g>
          <draw:polygon draw:style-name="gr9" draw:layer="layout" svg:width="5.421cm" svg:height="0.3cm" svg:x="12.586cm" svg:y="22.675cm" svg:viewBox="0 0 5422 301" draw:points="0,301 5422,301 5422,0 0,0">
            <text:p/>
          </draw:polygon>
          <draw:polygon draw:style-name="gr10" draw:layer="layout" svg:width="5.421cm" svg:height="0.3cm" svg:x="12.586cm" svg:y="22.675cm" svg:viewBox="0 0 5422 301" draw:points="0,301 5422,301 5422,0 0,0">
            <text:p/>
          </draw:polygon>
        </draw:g>
        <draw:g>
          <draw:polygon draw:style-name="gr11" draw:layer="layout" svg:width="0cm" svg:height="0.198cm" svg:x="12.586cm" svg:y="22.725cm" svg:viewBox="0 0 0 199" draw:points="0,199 0,199 0,0 0,0">
            <text:p/>
          </draw:polygon>
          <draw:polygon draw:style-name="gr10" draw:layer="layout" svg:width="0cm" svg:height="0.198cm" svg:x="12.586cm" svg:y="22.725cm" svg:viewBox="0 0 0 199" draw:points="0,199 0,199 0,0 0,0">
            <text:p/>
          </draw:polygon>
        </draw:g>
        <draw:g>
          <draw:polygon draw:style-name="gr1" draw:layer="layout" svg:width="0.823cm" svg:height="0.598cm" svg:x="11.105cm" svg:y="22.526cm" svg:viewBox="0 0 824 599" draw:points="0,599 824,599 824,0 0,0">
            <text:p/>
          </draw:polygon>
          <draw:frame draw:style-name="gr8" draw:layer="layout" svg:width="0.976cm" svg:height="0.75cm" svg:x="11.029cm" svg:y="22.45cm">
            <draw:text-box>
              <text:p text:style-name="P2"><text:span text:style-name="T3">8н</text:span></text:p>
            </draw:text-box>
          </draw:frame>
        </draw:g>
        <draw:g>
          <draw:polygon draw:style-name="gr1" draw:layer="layout" svg:width="1.448cm" svg:height="0.598cm" svg:x="9.505cm" svg:y="22.526cm" svg:viewBox="0 0 1449 599" draw:points="0,599 1449,599 1449,0 0,0">
            <text:p/>
          </draw:polygon>
          <draw:frame draw:style-name="gr12" draw:layer="layout" svg:width="1.6cm" svg:height="0.937cm" svg:x="9.429cm" svg:y="22.357cm">
            <draw:text-box>
              <text:p/>
            </draw:text-box>
          </draw:frame>
        </draw:g>
        <draw:g>
          <draw:polygon draw:style-name="gr1" draw:layer="layout" svg:width="1.448cm" svg:height="0.598cm" svg:x="7.905cm" svg:y="22.526cm" svg:viewBox="0 0 1449 599" draw:points="0,599 1449,599 1449,0 0,0">
            <text:p/>
          </draw:polygon>
          <draw:frame draw:style-name="gr12" draw:layer="layout" svg:width="1.6cm" svg:height="0.937cm" svg:x="7.829cm" svg:y="22.357cm">
            <draw:text-box>
              <text:p/>
            </draw:text-box>
          </draw:frame>
        </draw:g>
        <draw:g>
          <draw:polygon draw:style-name="gr1" draw:layer="layout" svg:width="5.639cm" svg:height="0.598cm" svg:x="2.114cm" svg:y="22.526cm" svg:viewBox="0 0 5640 599" draw:points="0,599 5640,599 5640,0 0,0">
            <text:p/>
          </draw:polygon>
          <draw:frame draw:style-name="gr8" draw:layer="layout" svg:width="5.791cm" svg:height="0.75cm" svg:x="2.038cm" svg:y="22.45cm">
            <draw:text-box>
              <text:p text:style-name="P3"><text:span text:style-name="T4">Оформление РПЗ</text:span></text:p>
            </draw:text-box>
          </draw:frame>
        </draw:g>
        <draw:g>
          <draw:g>
            <draw:polygon draw:style-name="gr3" draw:layer="layout" svg:width="1.282cm" svg:height="0.75cm" svg:x="0.756cm" svg:y="23.2cm" svg:viewBox="0 0 1283 751" draw:points="0,751 0,0 1283,0 1283,751">
              <text:p/>
            </draw:polygon>
            <draw:path draw:style-name="gr4" draw:layer="layout" svg:width="19.477cm" svg:height="0.75cm" svg:x="0.756cm" svg:y="23.2cm" svg:viewBox="0 0 19478 751" svg:d="M0 751h19478v-751h-19478zM0 751v-751h1281v751z">
              <text:p/>
            </draw:path>
          </draw:g>
          <draw:frame draw:style-name="gr8" draw:layer="layout" svg:width="1.282cm" svg:height="0.75cm" svg:x="0.756cm" svg:y="23.2cm">
            <draw:text-box>
              <text:p text:style-name="P1"><text:span text:style-name="T3">14</text:span></text:p>
            </draw:text-box>
          </draw:frame>
        </draw:g>
        <draw:g>
          <draw:polygon draw:style-name="gr9" draw:layer="layout" svg:width="1.355cm" svg:height="0.3cm" svg:x="18.007cm" svg:y="23.425cm" svg:viewBox="0 0 1356 301" draw:points="0,301 1356,301 1356,0 0,0">
            <text:p/>
          </draw:polygon>
          <draw:polygon draw:style-name="gr10" draw:layer="layout" svg:width="1.355cm" svg:height="0.3cm" svg:x="18.007cm" svg:y="23.425cm" svg:viewBox="0 0 1356 301" draw:points="0,301 1356,301 1356,0 0,0">
            <text:p/>
          </draw:polygon>
        </draw:g>
        <draw:g>
          <draw:polygon draw:style-name="gr11" draw:layer="layout" svg:width="0cm" svg:height="0.198cm" svg:x="18.007cm" svg:y="23.475cm" svg:viewBox="0 0 0 199" draw:points="0,199 0,199 0,0 0,0">
            <text:p/>
          </draw:polygon>
          <draw:polygon draw:style-name="gr10" draw:layer="layout" svg:width="0cm" svg:height="0.198cm" svg:x="18.007cm" svg:y="23.475cm" svg:viewBox="0 0 0 199" draw:points="0,199 0,199 0,0 0,0">
            <text:p/>
          </draw:polygon>
        </draw:g>
        <draw:g>
          <draw:polygon draw:style-name="gr1" draw:layer="layout" svg:width="0.823cm" svg:height="0.598cm" svg:x="11.105cm" svg:y="23.276cm" svg:viewBox="0 0 824 599" draw:points="0,599 824,599 824,0 0,0">
            <text:p/>
          </draw:polygon>
          <draw:frame draw:style-name="gr8" draw:layer="layout" svg:width="0.976cm" svg:height="0.75cm" svg:x="11.029cm" svg:y="23.2cm">
            <draw:text-box>
              <text:p text:style-name="P2"><text:span text:style-name="T3">2н</text:span></text:p>
            </draw:text-box>
          </draw:frame>
        </draw:g>
        <draw:g>
          <draw:polygon draw:style-name="gr1" draw:layer="layout" svg:width="1.448cm" svg:height="0.598cm" svg:x="9.505cm" svg:y="23.276cm" svg:viewBox="0 0 1449 599" draw:points="0,599 1449,599 1449,0 0,0">
            <text:p/>
          </draw:polygon>
          <draw:frame draw:style-name="gr12" draw:layer="layout" svg:width="1.6cm" svg:height="0.937cm" svg:x="9.429cm" svg:y="23.107cm">
            <draw:text-box>
              <text:p/>
            </draw:text-box>
          </draw:frame>
        </draw:g>
        <draw:g>
          <draw:polygon draw:style-name="gr1" draw:layer="layout" svg:width="1.448cm" svg:height="0.598cm" svg:x="7.905cm" svg:y="23.276cm" svg:viewBox="0 0 1449 599" draw:points="0,599 1449,599 1449,0 0,0">
            <text:p/>
          </draw:polygon>
          <draw:frame draw:style-name="gr12" draw:layer="layout" svg:width="1.6cm" svg:height="0.937cm" svg:x="7.829cm" svg:y="23.107cm">
            <draw:text-box>
              <text:p/>
            </draw:text-box>
          </draw:frame>
        </draw:g>
        <draw:g>
          <draw:polygon draw:style-name="gr1" draw:layer="layout" svg:width="5.639cm" svg:height="0.598cm" svg:x="2.114cm" svg:y="23.276cm" svg:viewBox="0 0 5640 599" draw:points="0,599 5640,599 5640,0 0,0">
            <text:p/>
          </draw:polygon>
          <draw:frame draw:style-name="gr8" draw:layer="layout" svg:width="5.791cm" svg:height="0.75cm" svg:x="2.038cm" svg:y="23.2cm">
            <draw:text-box>
              <text:p text:style-name="P3"><text:span text:style-name="T4">Подготовка к защите и защита проекта</text:span><text:span text:style-name="T3"><text:line-break/></text:span><text:span text:style-name="T3"/></text:p>
            </draw:text-box>
          </draw:frame>
        </draw:g>
        <draw:g>
          <draw:g>
            <draw:polygon draw:style-name="gr3" draw:layer="layout" svg:width="2.904cm" svg:height="0.625cm" svg:x="14.522cm" svg:y="12.05cm" svg:viewBox="0 0 2905 626" draw:points="0,626 2905,626 2905,0 0,0">
              <text:p/>
            </draw:polygon>
            <draw:polygon draw:style-name="gr4" draw:layer="layout" svg:width="2.904cm" svg:height="0.625cm" svg:x="14.522cm" svg:y="12.05cm" svg:viewBox="0 0 2905 626" draw:points="0,626 2905,626 2905,0 0,0">
              <text:p/>
            </draw:polygon>
          </draw:g>
          <draw:frame draw:style-name="gr7" draw:layer="layout" svg:width="2.904cm" svg:height="0.625cm" svg:x="14.522cm" svg:y="12.05cm">
            <draw:text-box>
              <text:p text:style-name="P1"><text:span text:style-name="T2">ноя 2015</text:span></text:p>
            </draw:text-box>
          </draw:frame>
        </draw:g>
        <draw:frame draw:style-name="gr16" draw:layer="layout" svg:width="11.189cm" svg:height="1.806cm" svg:x="4.448cm" svg:y="1.262cm">
          <draw:text-box>
            <text:p text:style-name="P1"><text:span text:style-name="T6">Министерство образования Российской Федерации</text:span><text:span text:style-name="T6"><text:line-break/></text:span><text:span text:style-name="T6">Московский государственный технический университет им. Н. Э. Баумана</text:span></text:p>
            <text:p text:style-name="P5"><text:span text:style-name="T4"/></text:p>
          </draw:text-box>
        </draw:frame>
        <draw:frame draw:style-name="gr17" draw:layer="layout" svg:width="2.858cm" svg:height="1.002cm" svg:x="0.779cm" svg:y="3.068cm">
          <draw:text-box>
            <text:p text:style-name="P5"><text:span text:style-name="T4">Кафедра </text:span><text:span text:style-name="T7">  <text:s text:c="2"/>ИУ4 <text:s text:c="2"/> </text:span><text:span text:style-name="T8"><text:line-break/></text:span><text:span text:style-name="T9">(индекс)</text:span></text:p>
          </draw:text-box>
        </draw:frame>
        <draw:frame draw:style-name="gr16" draw:layer="layout" svg:width="8.583cm" svg:height="1.847cm" svg:x="11.638cm" svg:y="2.742cm">
          <draw:text-box>
            <text:p text:style-name="P1"><text:span text:style-name="T4">УТВЕРЖДАЮ</text:span><text:span text:style-name="T8"><text:line-break/></text:span><text:span text:style-name="T4">Заведующий кафедрой </text:span><text:span text:style-name="T7">  <text:s text:c="16"/> </text:span><text:span text:style-name="T4"> (</text:span><text:span text:style-name="T7"> </text:span><text:span text:style-name="T4">Шахнов В.А. )</text:span></text:p>
            <text:p text:style-name="P6"><text:span text:style-name="T9">(ф. и. о.)</text:span></text:p>
            <text:p text:style-name="P5"><text:span text:style-name="T4">« </text:span><text:span text:style-name="T7">  <text:s text:c="3"/> </text:span><text:span text:style-name="T4"> » </text:span><text:span text:style-name="T7">  <text:s text:c="32"/>  </text:span><text:span text:style-name="T4">2015 г.</text:span></text:p>
          </draw:text-box>
        </draw:frame>
        <draw:frame draw:style-name="gr18" draw:layer="layout" svg:width="8.169cm" svg:height="3.47cm" svg:x="5.769cm" svg:y="5.288cm">
          <draw:text-box>
            <text:p text:style-name="P1"><text:span text:style-name="T10">КАЛЕНДАРНЫЙ ПЛАН</text:span><text:span text:style-name="T10"><text:line-break/></text:span><text:span text:style-name="T10">(в диаграмме Ганта)</text:span></text:p>
            <text:p text:style-name="P7"><text:span text:style-name="T11">выполнения курсовой работы по</text:span><text:span text:style-name="T11"><text:line-break/></text:span><text:span text:style-name="T11">Теоретическим основам конструирования и надежности</text:span></text:p>
          </draw:text-box>
        </draw:frame>
        <draw:frame draw:style-name="gr19" draw:layer="layout" svg:width="17.046cm" svg:height="0.056cm" svg:x="1.438cm" svg:y="2.712cm">
          <draw:image xlink:href="Pictures/2000001300004297000000394BA554DA.wmf" xlink:type="simple" xlink:show="embed" xlink:actuate="onLoad">
            <text:p/>
          </draw:image>
        </draw:frame>
        <draw:frame draw:style-name="gr20" draw:layer="layout" svg:width="13.805cm" svg:height="1.469cm" svg:x="4.735cm" svg:y="8.568cm">
          <draw:text-box>
            <text:p text:style-name="P8"><text:span text:style-name="T12">студента</text:span><text:span text:style-name="T13">   <text:s text:c="5"/>Меркушева Ивана Владимировича <text:s text:c="27"/></text:span><text:span text:style-name="T7"><text:s text:c="30"/></text:span></text:p>
            <text:p text:style-name="P1"><text:span text:style-name="T9">(фамилия, имя, отчество)</text:span></text:p>
          </draw:text-box>
        </draw:frame>
        <draw:frame draw:style-name="gr21" draw:layer="layout" svg:width="18.7cm" svg:height="2.001cm" svg:x="0.938cm" svg:y="9.867cm">
          <draw:text-box>
            <text:p text:style-name="P1"><text:span text:style-name="T12">Тема работы:</text:span><text:span text:style-name="T8"> </text:span><text:span text:style-name="T13">Цифровой</text:span><text:span text:style-name="T14"> термометр</text:span></text:p>
          </draw:text-box>
        </draw:frame>
        <draw:frame draw:style-name="gr22" draw:layer="layout" svg:width="13.817cm" svg:height="1.341cm" svg:x="3.038cm" svg:y="27.098cm">
          <draw:text-box>
            <text:p text:style-name="P9"><text:span text:style-name="T4">Студент </text:span><text:span text:style-name="T7">  <text:s text:c="37"/></text:span><text:span text:style-name="T7"><text:tab/></text:span><text:span text:style-name="T4"> <text:s text:c="29"/>Руководитель <text:s text:c="9"/></text:span><text:span text:style-name="T7">  <text:s text:c="37"/> </text:span><text:span text:style-name="T4"> </text:span></text:p>
            <text:p text:style-name="P1"><text:span text:style-name="T9">(подпись, дата)</text:span><text:span text:style-name="T4">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9">(подпись, дата)</text:span></text:p>
          </draw:text-box>
        </draw:frame>
        <draw:g>
          <draw:polyline draw:style-name="gr23" draw:layer="layout" svg:width="0.464cm" svg:height="0.775cm" svg:x="12.281cm" svg:y="13.675cm" svg:viewBox="0 0 465 776" draw:points="305,0 465,0 465,254 0,254 0,776 305,776">
            <text:p/>
          </draw:polyline>
          <draw:frame draw:style-name="gr24" draw:layer="layout" svg:width="2.117cm" svg:height="1.219cm" svg:x="11.528cm" svg:y="13.453cm">
            <draw:text-box>
              <text:p/>
            </draw:text-box>
          </draw:frame>
        </draw:g>
        <draw:g>
          <draw:g>
            <draw:polygon draw:style-name="gr3" draw:layer="layout" svg:width="0.678cm" svg:height="0.625cm" svg:x="14.522cm" svg:y="12.675cm" svg:viewBox="0 0 679 626" draw:points="0,626 679,626 679,0 0,0">
              <text:p/>
            </draw:polygon>
            <draw:polygon draw:style-name="gr4" draw:layer="layout" svg:width="0.678cm" svg:height="0.625cm" svg:x="14.522cm" svg:y="12.675cm" svg:viewBox="0 0 679 626" draw:points="0,626 679,626 679,0 0,0">
              <text:p/>
            </draw:polygon>
          </draw:g>
          <draw:frame draw:style-name="gr7" draw:layer="layout" svg:width="0.678cm" svg:height="0.625cm" svg:x="14.522cm" svg:y="12.675cm">
            <draw:text-box>
              <text:p text:style-name="P1"><text:span text:style-name="T2">1.11</text:span></text:p>
            </draw:text-box>
          </draw:frame>
        </draw:g>
        <draw:g>
          <draw:g>
            <draw:polygon draw:style-name="gr3" draw:layer="layout" svg:width="1.6cm" svg:height="1.25cm" svg:x="7.829cm" svg:y="12.05cm" svg:viewBox="0 0 1601 1251" draw:points="0,1251 1601,1251 1601,0 0,0">
              <text:p/>
            </draw:polygon>
            <draw:path draw:style-name="gr4" draw:layer="layout" svg:width="1.6cm" svg:height="11.9cm" svg:x="7.829cm" svg:y="12.05cm" svg:viewBox="0 0 1601 11901" svg:d="M0 0h1601v11901h-1601zM0 1250h1601v-1250h-1601z">
              <text:p/>
            </draw:path>
          </draw:g>
          <draw:frame draw:style-name="gr5" draw:layer="layout" svg:width="1.6cm" svg:height="1.25cm" svg:x="7.829cm" svg:y="12.05cm">
            <draw:text-box>
              <text:p text:style-name="P1"><text:span text:style-name="T1">Начало</text:span></text:p>
            </draw:text-box>
          </draw:frame>
        </draw:g>
        <draw:g>
          <draw:polygon draw:style-name="gr1" draw:layer="layout" svg:width="0.823cm" svg:height="0.648cm" svg:x="11.105cm" svg:y="15.726cm" svg:viewBox="0 0 824 649" draw:points="0,649 824,649 824,0 0,0">
            <text:p/>
          </draw:polygon>
          <draw:frame draw:style-name="gr14" draw:layer="layout" svg:width="0.976cm" svg:height="0.937cm" svg:x="11.029cm" svg:y="15.582cm">
            <draw:text-box>
              <text:p/>
            </draw:text-box>
          </draw:frame>
        </draw:g>
        <draw:g>
          <draw:polygon draw:style-name="gr1" draw:layer="layout" svg:width="1.448cm" svg:height="0.648cm" svg:x="9.505cm" svg:y="15.726cm" svg:viewBox="0 0 1449 649" draw:points="0,649 1449,649 1449,0 0,0">
            <text:p/>
          </draw:polygon>
          <draw:frame draw:style-name="gr14" draw:layer="layout" svg:width="1.6cm" svg:height="0.937cm" svg:x="9.429cm" svg:y="15.582cm">
            <draw:text-box>
              <text:p/>
            </draw:text-box>
          </draw:frame>
        </draw:g>
        <draw:g>
          <draw:polygon draw:style-name="gr1" draw:layer="layout" svg:width="1.448cm" svg:height="0.648cm" svg:x="7.905cm" svg:y="15.726cm" svg:viewBox="0 0 1449 649" draw:points="0,649 1449,649 1449,0 0,0">
            <text:p/>
          </draw:polygon>
          <draw:frame draw:style-name="gr14" draw:layer="layout" svg:width="1.6cm" svg:height="0.937cm" svg:x="7.829cm" svg:y="15.582cm">
            <draw:text-box>
              <text:p/>
            </draw:text-box>
          </draw:frame>
        </draw:g>
        <draw:g>
          <draw:polygon draw:style-name="gr1" draw:layer="layout" svg:width="5.639cm" svg:height="0.648cm" svg:x="2.114cm" svg:y="15.726cm" svg:viewBox="0 0 5640 649" draw:points="0,649 5640,649 5640,0 0,0">
            <text:p/>
          </draw:polygon>
          <draw:frame draw:style-name="gr14" draw:layer="layout" svg:width="5.791cm" svg:height="0.937cm" svg:x="2.038cm" svg:y="15.582cm">
            <draw:text-box>
              <text:p/>
            </draw:text-box>
          </draw:frame>
        </draw:g>
        <draw:g>
          <draw:g>
            <draw:polygon draw:style-name="gr3" draw:layer="layout" svg:width="1.282cm" svg:height="0.8cm" svg:x="0.756cm" svg:y="15.65cm" svg:viewBox="0 0 1283 801" draw:points="0,801 0,0 1283,0 1283,801">
              <text:p/>
            </draw:polygon>
            <draw:path draw:style-name="gr4" draw:layer="layout" svg:width="19.477cm" svg:height="0.8cm" svg:x="0.756cm" svg:y="15.65cm" svg:viewBox="0 0 19478 801" svg:d="M0 801h19478v-801h-19478zM0 801v-801h1281v801z">
              <text:p/>
            </draw:path>
          </draw:g>
          <draw:frame draw:style-name="gr13" draw:layer="layout" svg:width="1.282cm" svg:height="0.8cm" svg:x="0.756cm" svg:y="15.65cm">
            <draw:text-box>
              <text:p text:style-name="P1"><text:span text:style-name="T3">4</text:span></text:p>
            </draw:text-box>
          </draw:frame>
        </draw:g>
        <draw:g>
          <draw:g>
            <draw:polygon draw:style-name="gr3" draw:layer="layout" svg:width="1.282cm" svg:height="0.8cm" svg:x="0.756cm" svg:y="14.85cm" svg:viewBox="0 0 1283 801" draw:points="0,801 0,0 1283,0 1283,801">
              <text:p/>
            </draw:polygon>
            <draw:path draw:style-name="gr4" draw:layer="layout" svg:width="19.477cm" svg:height="0.8cm" svg:x="0.756cm" svg:y="14.85cm" svg:viewBox="0 0 19478 801" svg:d="M0 801h19478v-801h-19478zM0 801v-801h1281v801z">
              <text:p/>
            </draw:path>
          </draw:g>
          <draw:frame draw:style-name="gr13" draw:layer="layout" svg:width="1.282cm" svg:height="0.8cm" svg:x="0.756cm" svg:y="14.85cm">
            <draw:text-box>
              <text:p text:style-name="P1"><text:span text:style-name="T3">3</text:span></text:p>
            </draw:text-box>
          </draw:frame>
        </draw:g>
        <draw:g>
          <draw:polygon draw:style-name="gr9" draw:layer="layout" svg:width="0.678cm" svg:height="0.3cm" svg:x="12.586cm" svg:y="15.1cm" svg:viewBox="0 0 679 301" draw:points="0,301 679,301 679,0 0,0">
            <text:p/>
          </draw:polygon>
          <draw:polygon draw:style-name="gr10" draw:layer="layout" svg:width="0.678cm" svg:height="0.3cm" svg:x="12.586cm" svg:y="15.1cm" svg:viewBox="0 0 679 301" draw:points="0,301 679,301 679,0 0,0">
            <text:p/>
          </draw:polygon>
        </draw:g>
        <draw:g>
          <draw:polygon draw:style-name="gr11" draw:layer="layout" svg:width="0cm" svg:height="0.198cm" svg:x="12.586cm" svg:y="15.15cm" svg:viewBox="0 0 0 199" draw:points="0,199 0,199 0,0 0,0">
            <text:p/>
          </draw:polygon>
          <draw:polygon draw:style-name="gr10" draw:layer="layout" svg:width="0cm" svg:height="0.198cm" svg:x="12.586cm" svg:y="15.15cm" svg:viewBox="0 0 0 199" draw:points="0,199 0,199 0,0 0,0">
            <text:p/>
          </draw:polygon>
        </draw:g>
        <draw:g>
          <draw:polygon draw:style-name="gr9" draw:layer="layout" svg:width="0.678cm" svg:height="0.3cm" svg:x="12.586cm" svg:y="15.9cm" svg:viewBox="0 0 679 301" draw:points="0,301 679,301 679,0 0,0">
            <text:p/>
          </draw:polygon>
          <draw:polygon draw:style-name="gr10" draw:layer="layout" svg:width="0.678cm" svg:height="0.3cm" svg:x="12.586cm" svg:y="15.9cm" svg:viewBox="0 0 679 301" draw:points="0,301 679,301 679,0 0,0">
            <text:p/>
          </draw:polygon>
        </draw:g>
        <draw:g>
          <draw:polygon draw:style-name="gr11" draw:layer="layout" svg:width="0cm" svg:height="0.198cm" svg:x="12.586cm" svg:y="15.95cm" svg:viewBox="0 0 0 199" draw:points="0,199 0,199 0,0 0,0">
            <text:p/>
          </draw:polygon>
          <draw:polygon draw:style-name="gr10" draw:layer="layout" svg:width="0cm" svg:height="0.198cm" svg:x="12.586cm" svg:y="15.95cm" svg:viewBox="0 0 0 199" draw:points="0,199 0,199 0,0 0,0">
            <text:p/>
          </draw:polygon>
        </draw:g>
        <draw:g>
          <draw:polygon draw:style-name="gr1" draw:layer="layout" svg:width="0.823cm" svg:height="0.648cm" svg:x="11.105cm" svg:y="15.726cm" svg:viewBox="0 0 824 649" draw:points="0,649 824,649 824,0 0,0">
            <text:p/>
          </draw:polygon>
          <draw:frame draw:style-name="gr13" draw:layer="layout" svg:width="0.976cm" svg:height="0.8cm" svg:x="11.029cm" svg:y="15.65cm">
            <draw:text-box>
              <text:p text:style-name="P2"><text:span text:style-name="T3">1н</text:span></text:p>
            </draw:text-box>
          </draw:frame>
        </draw:g>
        <draw:g>
          <draw:polygon draw:style-name="gr1" draw:layer="layout" svg:width="1.448cm" svg:height="0.648cm" svg:x="9.505cm" svg:y="15.726cm" svg:viewBox="0 0 1449 649" draw:points="0,649 1449,649 1449,0 0,0">
            <text:p/>
          </draw:polygon>
          <draw:frame draw:style-name="gr14" draw:layer="layout" svg:width="1.6cm" svg:height="0.937cm" svg:x="9.429cm" svg:y="15.582cm">
            <draw:text-box>
              <text:p/>
            </draw:text-box>
          </draw:frame>
        </draw:g>
        <draw:g>
          <draw:polygon draw:style-name="gr1" draw:layer="layout" svg:width="1.448cm" svg:height="0.648cm" svg:x="7.905cm" svg:y="15.726cm" svg:viewBox="0 0 1449 649" draw:points="0,649 1449,649 1449,0 0,0">
            <text:p/>
          </draw:polygon>
          <draw:frame draw:style-name="gr13" draw:layer="layout" svg:width="1.6cm" svg:height="0.8cm" svg:x="7.829cm" svg:y="15.65cm">
            <draw:text-box>
              <text:p text:style-name="P2"><text:span text:style-name="T3">12.10.2015</text:span></text:p>
            </draw:text-box>
          </draw:frame>
        </draw:g>
        <draw:g>
          <draw:polygon draw:style-name="gr1" draw:layer="layout" svg:width="5.639cm" svg:height="0.648cm" svg:x="2.114cm" svg:y="15.726cm" svg:viewBox="0 0 5640 649" draw:points="0,649 5640,649 5640,0 0,0">
            <text:p/>
          </draw:polygon>
          <draw:frame draw:style-name="gr13" draw:layer="layout" svg:width="5.791cm" svg:height="1.027cm" svg:x="2.038cm" svg:y="15.537cm">
            <draw:text-box>
              <text:p text:style-name="P3"><text:span text:style-name="T15">Оформление 1-ой части РПЗ: расширенное ТЗ, введение, черновик содержания</text:span><text:span text:style-name="T3"><text:line-break/></text:span><text:span text:style-name="T3"/></text:p>
            </draw:text-box>
          </draw:frame>
        </draw:g>
        <draw:g>
          <draw:polygon draw:style-name="gr1" draw:layer="layout" svg:width="0.823cm" svg:height="0.598cm" svg:x="11.105cm" svg:y="21.776cm" svg:viewBox="0 0 824 599" draw:points="0,599 824,599 824,0 0,0">
            <text:p/>
          </draw:polygon>
          <draw:frame draw:style-name="gr12" draw:layer="layout" svg:width="0.976cm" svg:height="0.937cm" svg:x="11.029cm" svg:y="21.607cm">
            <draw:text-box>
              <text:p/>
            </draw:text-box>
          </draw:frame>
        </draw:g>
        <draw:g>
          <draw:polygon draw:style-name="gr1" draw:layer="layout" svg:width="1.448cm" svg:height="0.598cm" svg:x="9.505cm" svg:y="21.776cm" svg:viewBox="0 0 1449 599" draw:points="0,599 1449,599 1449,0 0,0">
            <text:p/>
          </draw:polygon>
          <draw:frame draw:style-name="gr12" draw:layer="layout" svg:width="1.6cm" svg:height="0.937cm" svg:x="9.429cm" svg:y="21.607cm">
            <draw:text-box>
              <text:p/>
            </draw:text-box>
          </draw:frame>
        </draw:g>
        <draw:g>
          <draw:polygon draw:style-name="gr1" draw:layer="layout" svg:width="1.448cm" svg:height="0.598cm" svg:x="7.905cm" svg:y="21.776cm" svg:viewBox="0 0 1449 599" draw:points="0,599 1449,599 1449,0 0,0">
            <text:p/>
          </draw:polygon>
          <draw:frame draw:style-name="gr12" draw:layer="layout" svg:width="1.6cm" svg:height="0.937cm" svg:x="7.829cm" svg:y="21.607cm">
            <draw:text-box>
              <text:p/>
            </draw:text-box>
          </draw:frame>
        </draw:g>
        <draw:g>
          <draw:polygon draw:style-name="gr1" draw:layer="layout" svg:width="5.639cm" svg:height="0.598cm" svg:x="2.114cm" svg:y="21.776cm" svg:viewBox="0 0 5640 599" draw:points="0,599 5640,599 5640,0 0,0">
            <text:p/>
          </draw:polygon>
          <draw:frame draw:style-name="gr8" draw:layer="layout" svg:width="5.791cm" svg:height="0.75cm" svg:x="2.038cm" svg:y="21.7cm">
            <draw:text-box>
              <text:p text:style-name="P3"><text:span text:style-name="T3"><text:line-break/></text:span><text:span text:style-name="T3"/></text:p>
            </draw:text-box>
          </draw:frame>
        </draw:g>
        <draw:g>
          <draw:g>
            <draw:polygon draw:style-name="gr3" draw:layer="layout" svg:width="1.282cm" svg:height="0.75cm" svg:x="0.756cm" svg:y="21.7cm" svg:viewBox="0 0 1283 751" draw:points="0,751 0,0 1283,0 1283,751">
              <text:p/>
            </draw:polygon>
            <draw:path draw:style-name="gr4" draw:layer="layout" svg:width="19.477cm" svg:height="0.75cm" svg:x="0.756cm" svg:y="21.7cm" svg:viewBox="0 0 19478 751" svg:d="M0 751h19478v-751h-19478zM0 751v-751h1281v751z">
              <text:p/>
            </draw:path>
          </draw:g>
          <draw:frame draw:style-name="gr8" draw:layer="layout" svg:width="1.282cm" svg:height="0.75cm" svg:x="0.756cm" svg:y="21.7cm">
            <draw:text-box>
              <text:p text:style-name="P1"><text:span text:style-name="T3">12</text:span></text:p>
            </draw:text-box>
          </draw:frame>
        </draw:g>
        <draw:g>
          <draw:g>
            <draw:polygon draw:style-name="gr3" draw:layer="layout" svg:width="1.282cm" svg:height="0.75cm" svg:x="0.756cm" svg:y="20.95cm" svg:viewBox="0 0 1283 751" draw:points="0,751 0,0 1283,0 1283,751">
              <text:p/>
            </draw:polygon>
            <draw:path draw:style-name="gr4" draw:layer="layout" svg:width="19.477cm" svg:height="0.75cm" svg:x="0.756cm" svg:y="20.95cm" svg:viewBox="0 0 19478 751" svg:d="M0 751h19478v-751h-19478zM0 751v-751h1281v751z">
              <text:p/>
            </draw:path>
          </draw:g>
          <draw:frame draw:style-name="gr8" draw:layer="layout" svg:width="1.282cm" svg:height="0.75cm" svg:x="0.756cm" svg:y="20.95cm">
            <draw:text-box>
              <text:p text:style-name="P1"><text:span text:style-name="T3">11</text:span></text:p>
            </draw:text-box>
          </draw:frame>
        </draw:g>
        <draw:g>
          <draw:polygon draw:style-name="gr9" draw:layer="layout" svg:width="1.355cm" svg:height="0.3cm" svg:x="14.619cm" svg:y="21.175cm" svg:viewBox="0 0 1356 301" draw:points="0,301 1356,301 1356,0 0,0">
            <text:p/>
          </draw:polygon>
          <draw:polygon draw:style-name="gr10" draw:layer="layout" svg:width="1.355cm" svg:height="0.3cm" svg:x="14.619cm" svg:y="21.175cm" svg:viewBox="0 0 1356 301" draw:points="0,301 1356,301 1356,0 0,0">
            <text:p/>
          </draw:polygon>
        </draw:g>
        <draw:g>
          <draw:polygon draw:style-name="gr11" draw:layer="layout" svg:width="0cm" svg:height="0.198cm" svg:x="14.619cm" svg:y="21.225cm" svg:viewBox="0 0 0 199" draw:points="0,199 0,199 0,0 0,0">
            <text:p/>
          </draw:polygon>
          <draw:polygon draw:style-name="gr10" draw:layer="layout" svg:width="0cm" svg:height="0.198cm" svg:x="14.619cm" svg:y="21.225cm" svg:viewBox="0 0 0 199" draw:points="0,199 0,199 0,0 0,0">
            <text:p/>
          </draw:polygon>
        </draw:g>
        <draw:g>
          <draw:polygon draw:style-name="gr9" draw:layer="layout" svg:width="1.355cm" svg:height="0.3cm" svg:x="14.619cm" svg:y="21.925cm" svg:viewBox="0 0 1356 301" draw:points="0,301 1356,301 1356,0 0,0">
            <text:p/>
          </draw:polygon>
          <draw:polygon draw:style-name="gr10" draw:layer="layout" svg:width="1.355cm" svg:height="0.3cm" svg:x="14.619cm" svg:y="21.925cm" svg:viewBox="0 0 1356 301" draw:points="0,301 1356,301 1356,0 0,0">
            <text:p/>
          </draw:polygon>
        </draw:g>
        <draw:g>
          <draw:polygon draw:style-name="gr11" draw:layer="layout" svg:width="0cm" svg:height="0.199cm" svg:x="14.619cm" svg:y="21.975cm" svg:viewBox="0 0 0 200" draw:points="0,200 0,200 0,0 0,0">
            <text:p/>
          </draw:polygon>
          <draw:polygon draw:style-name="gr10" draw:layer="layout" svg:width="0cm" svg:height="0.199cm" svg:x="14.619cm" svg:y="21.975cm" svg:viewBox="0 0 0 200" draw:points="0,200 0,200 0,0 0,0">
            <text:p/>
          </draw:polygon>
        </draw:g>
        <draw:g>
          <draw:polygon draw:style-name="gr1" draw:layer="layout" svg:width="0.823cm" svg:height="0.598cm" svg:x="11.105cm" svg:y="21.776cm" svg:viewBox="0 0 824 599" draw:points="0,599 824,599 824,0 0,0">
            <text:p/>
          </draw:polygon>
          <draw:frame draw:style-name="gr8" draw:layer="layout" svg:width="0.976cm" svg:height="0.75cm" svg:x="11.029cm" svg:y="21.7cm">
            <draw:text-box>
              <text:p text:style-name="P2"><text:span text:style-name="T3">2н</text:span></text:p>
            </draw:text-box>
          </draw:frame>
        </draw:g>
        <draw:g>
          <draw:polygon draw:style-name="gr1" draw:layer="layout" svg:width="1.448cm" svg:height="0.598cm" svg:x="9.505cm" svg:y="21.776cm" svg:viewBox="0 0 1449 599" draw:points="0,599 1449,599 1449,0 0,0">
            <text:p/>
          </draw:polygon>
          <draw:frame draw:style-name="gr8" draw:layer="layout" svg:width="1.6cm" svg:height="0.75cm" svg:x="9.429cm" svg:y="21.7cm">
            <draw:text-box>
              <text:p text:style-name="P2"><text:span text:style-name="T3">15.11.2015</text:span></text:p>
            </draw:text-box>
          </draw:frame>
        </draw:g>
        <draw:g>
          <draw:polygon draw:style-name="gr1" draw:layer="layout" svg:width="1.448cm" svg:height="0.598cm" svg:x="7.905cm" svg:y="21.776cm" svg:viewBox="0 0 1449 599" draw:points="0,599 1449,599 1449,0 0,0">
            <text:p/>
          </draw:polygon>
          <draw:frame draw:style-name="gr12" draw:layer="layout" svg:width="1.6cm" svg:height="0.937cm" svg:x="7.829cm" svg:y="21.607cm">
            <draw:text-box>
              <text:p/>
            </draw:text-box>
          </draw:frame>
        </draw:g>
        <draw:g>
          <draw:polygon draw:style-name="gr1" draw:layer="layout" svg:width="5.639cm" svg:height="0.598cm" svg:x="2.114cm" svg:y="21.776cm" svg:viewBox="0 0 5640 599" draw:points="0,599 5640,599 5640,0 0,0">
            <text:p/>
          </draw:polygon>
          <draw:frame draw:style-name="gr8" draw:layer="layout" svg:width="5.791cm" svg:height="1.111cm" svg:x="2.038cm" svg:y="21.52cm">
            <draw:text-box>
              <text:p text:style-name="P3"><text:span text:style-name="T4">Оформление необходимой конструкторской документации</text:span><text:span text:style-name="T3"><text:line-break/></text:span><text:span text:style-name="T3"/></text:p>
            </draw:text-box>
          </draw:frame>
        </draw:g>
        <draw:g>
          <draw:polyline draw:style-name="gr23" draw:layer="layout" svg:width="0.464cm" svg:height="1.575cm" svg:x="12.281cm" svg:y="13.675cm" svg:viewBox="0 0 465 1576" draw:points="305,0 465,0 465,254 0,254 0,1576 305,1576">
            <text:p/>
          </draw:polyline>
          <draw:frame draw:style-name="gr24" draw:layer="layout" svg:width="2.117cm" svg:height="1.219cm" svg:x="11.528cm" svg:y="13.853cm">
            <draw:text-box>
              <text:p/>
            </draw:text-box>
          </draw:frame>
        </draw:g>
        <draw:g>
          <draw:polyline draw:style-name="gr23" draw:layer="layout" svg:width="0.464cm" svg:height="2.375cm" svg:x="12.281cm" svg:y="13.675cm" svg:viewBox="0 0 465 2376" draw:points="305,0 465,0 465,253 0,253 0,2376 305,2376">
            <text:p/>
          </draw:polyline>
          <draw:frame draw:style-name="gr24" draw:layer="layout" svg:width="2.117cm" svg:height="1.219cm" svg:x="11.528cm" svg:y="14.253cm">
            <draw:text-box>
              <text:p/>
            </draw:text-box>
          </draw:frame>
        </draw:g>
        <draw:g>
          <draw:polyline draw:style-name="gr23" draw:layer="layout" svg:width="0.464cm" svg:height="9.15cm" svg:x="12.281cm" svg:y="13.675cm" svg:viewBox="0 0 465 9151" draw:points="305,0 465,0 465,254 0,254 0,9151 305,9151">
            <text:p/>
          </draw:polyline>
          <draw:frame draw:style-name="gr24" draw:layer="layout" svg:width="2.117cm" svg:height="1.219cm" svg:x="11.528cm" svg:y="17.641cm">
            <draw:text-box>
              <text:p/>
            </draw:text-box>
          </draw:frame>
        </draw:g>
        <draw:g>
          <draw:polyline draw:style-name="gr23" draw:layer="layout" svg:width="0.464cm" svg:height="3.875cm" svg:x="12.959cm" svg:y="14.45cm" svg:viewBox="0 0 465 3876" draw:points="305,0 465,0 465,254 0,254 0,3876 305,3876">
            <text:p/>
          </draw:polyline>
          <draw:frame draw:style-name="gr24" draw:layer="layout" svg:width="2.117cm" svg:height="1.219cm" svg:x="12.205cm" svg:y="15.778cm">
            <draw:text-box>
              <text:p/>
            </draw:text-box>
          </draw:frame>
        </draw:g>
        <draw:g>
          <draw:polyline draw:style-name="gr23" draw:layer="layout" svg:width="0.464cm" svg:height="2.325cm" svg:x="12.959cm" svg:y="15.25cm" svg:viewBox="0 0 465 2326" draw:points="305,0 465,0 465,253 0,253 0,2326 305,2326">
            <text:p/>
          </draw:polyline>
          <draw:frame draw:style-name="gr24" draw:layer="layout" svg:width="2.117cm" svg:height="1.219cm" svg:x="12.205cm" svg:y="15.803cm">
            <draw:text-box>
              <text:p/>
            </draw:text-box>
          </draw:frame>
        </draw:g>
        <draw:g>
          <draw:polyline draw:style-name="gr23" draw:layer="layout" svg:width="0.464cm" svg:height="0.775cm" svg:x="12.959cm" svg:y="16.05cm" svg:viewBox="0 0 465 776" draw:points="305,0 465,0 465,254 0,254 0,776 305,776">
            <text:p/>
          </draw:polyline>
          <draw:frame draw:style-name="gr24" draw:layer="layout" svg:width="2.117cm" svg:height="1.219cm" svg:x="12.205cm" svg:y="15.828cm">
            <draw:text-box>
              <text:p/>
            </draw:text-box>
          </draw:frame>
        </draw:g>
        <draw:g>
          <draw:polyline draw:style-name="gr23" draw:layer="layout" svg:width="0.464cm" svg:height="3.75cm" svg:x="13.636cm" svg:y="16.825cm" svg:viewBox="0 0 465 3751" draw:points="305,0 465,0 465,254 0,254 0,3751 305,3751">
            <text:p/>
          </draw:polyline>
          <draw:frame draw:style-name="gr24" draw:layer="layout" svg:width="2.117cm" svg:height="1.219cm" svg:x="12.883cm" svg:y="18.091cm">
            <draw:text-box>
              <text:p/>
            </draw:text-box>
          </draw:frame>
        </draw:g>
        <draw:g>
          <draw:polyline draw:style-name="gr23" draw:layer="layout" svg:width="0.464cm" svg:height="2.25cm" svg:x="13.636cm" svg:y="17.575cm" svg:viewBox="0 0 465 2251" draw:points="305,0 465,0 465,254 0,254 0,2251 305,2251">
            <text:p/>
          </draw:polyline>
          <draw:frame draw:style-name="gr24" draw:layer="layout" svg:width="2.117cm" svg:height="1.219cm" svg:x="12.883cm" svg:y="18.091cm">
            <draw:text-box>
              <text:p/>
            </draw:text-box>
          </draw:frame>
        </draw:g>
        <draw:g>
          <draw:polyline draw:style-name="gr23" draw:layer="layout" svg:width="0.464cm" svg:height="0.75cm" svg:x="13.636cm" svg:y="18.325cm" svg:viewBox="0 0 465 751" draw:points="305,0 465,0 465,253 0,253 0,751 305,751">
            <text:p/>
          </draw:polyline>
          <draw:frame draw:style-name="gr24" draw:layer="layout" svg:width="2.117cm" svg:height="1.219cm" svg:x="12.883cm" svg:y="18.091cm">
            <draw:text-box>
              <text:p/>
            </draw:text-box>
          </draw:frame>
        </draw:g>
        <draw:g>
          <draw:polyline draw:style-name="gr23" draw:layer="layout" svg:width="0.464cm" svg:height="3cm" svg:x="14.314cm" svg:y="19.075cm" svg:viewBox="0 0 465 3001" draw:points="305,0 465,0 465,254 0,254 0,3001 305,3001">
            <text:p/>
          </draw:polyline>
          <draw:frame draw:style-name="gr24" draw:layer="layout" svg:width="2.117cm" svg:height="1.219cm" svg:x="13.56cm" svg:y="19.966cm">
            <draw:text-box>
              <text:p/>
            </draw:text-box>
          </draw:frame>
        </draw:g>
        <draw:g>
          <draw:polyline draw:style-name="gr23" draw:layer="layout" svg:width="0.464cm" svg:height="1.5cm" svg:x="14.314cm" svg:y="19.825cm" svg:viewBox="0 0 465 1501" draw:points="305,0 465,0 465,254 0,254 0,1501 305,1501">
            <text:p/>
          </draw:polyline>
          <draw:frame draw:style-name="gr24" draw:layer="layout" svg:width="2.117cm" svg:height="1.219cm" svg:x="13.56cm" svg:y="19.966cm">
            <draw:text-box>
              <text:p/>
            </draw:text-box>
          </draw:frame>
        </draw:g>
        <draw:g>
          <draw:polyline draw:style-name="gr23" draw:layer="layout" svg:width="0.464cm" svg:height="0.75cm" svg:x="14.314cm" svg:y="20.575cm" svg:viewBox="0 0 465 751" draw:points="305,0 465,0 465,253 0,253 0,751 305,751">
            <text:p/>
          </draw:polyline>
          <draw:frame draw:style-name="gr24" draw:layer="layout" svg:width="2.117cm" svg:height="1.219cm" svg:x="13.56cm" svg:y="20.341cm">
            <draw:text-box>
              <text:p/>
            </draw:text-box>
          </draw:frame>
        </draw:g>
        <draw:g>
          <draw:polyline draw:style-name="gr23" draw:layer="layout" svg:width="2.033cm" svg:height="2.25cm" svg:x="15.974cm" svg:y="21.325cm" svg:viewBox="0 0 2034 2251" draw:points="0,0 158,0 1729,0 1729,253 1729,2251 2034,2251">
            <text:p/>
          </draw:polyline>
          <draw:frame draw:style-name="gr24" draw:layer="layout" svg:width="2.117cm" svg:height="1.219cm" svg:x="15.932cm" svg:y="21.841cm">
            <draw:text-box>
              <text:p/>
            </draw:text-box>
          </draw:frame>
        </draw:g>
        <draw:g>
          <draw:polyline draw:style-name="gr23" draw:layer="layout" svg:width="2.033cm" svg:height="1.5cm" svg:x="15.974cm" svg:y="22.075cm" svg:viewBox="0 0 2034 1501" draw:points="0,0 158,0 1729,0 1729,253 1729,1501 2034,1501">
            <text:p/>
          </draw:polyline>
          <draw:frame draw:style-name="gr24" draw:layer="layout" svg:width="2.117cm" svg:height="1.219cm" svg:x="15.932cm" svg:y="22.216cm">
            <draw:text-box>
              <text:p/>
            </draw:text-box>
          </draw:frame>
        </draw:g>
        <draw:g>
          <draw:polyline draw:style-name="gr23" draw:layer="layout" svg:width="0.464cm" svg:height="0.75cm" svg:x="17.702cm" svg:y="22.825cm" svg:viewBox="0 0 465 751" draw:points="305,0 465,0 465,253 0,253 0,751 305,751">
            <text:p/>
          </draw:polyline>
          <draw:frame draw:style-name="gr24" draw:layer="layout" svg:width="2.117cm" svg:height="1.219cm" svg:x="16.948cm" svg:y="22.591cm">
            <draw:text-box>
              <text:p/>
            </draw:text-box>
          </draw:frame>
        </draw:g>
        <draw:g>
          <draw:g>
            <draw:polygon draw:style-name="gr3" draw:layer="layout" svg:width="2.807cm" svg:height="0.625cm" svg:x="17.426cm" svg:y="12.05cm" svg:viewBox="0 0 2808 626" draw:points="0,626 2808,626 2808,0 0,0">
              <text:p/>
            </draw:polygon>
            <draw:polygon draw:style-name="gr4" draw:layer="layout" svg:width="2.807cm" svg:height="0.625cm" svg:x="17.426cm" svg:y="12.05cm" svg:viewBox="0 0 2808 626" draw:points="0,626 2808,626 2808,0 0,0">
              <text:p/>
            </draw:polygon>
          </draw:g>
          <draw:frame draw:style-name="gr7" draw:layer="layout" svg:width="2.807cm" svg:height="0.625cm" svg:x="17.426cm" svg:y="12.05cm">
            <draw:text-box>
              <text:p text:style-name="P1"><text:span text:style-name="T2">дек 2015</text:span></text:p>
            </draw:text-box>
          </draw:frame>
        </draw:g>
        <draw:g>
          <draw:g>
            <draw:polygon draw:style-name="gr3" draw:layer="layout" svg:width="0.678cm" svg:height="0.625cm" svg:x="19.265cm" svg:y="12.675cm" svg:viewBox="0 0 679 626" draw:points="0,626 679,626 679,0 0,0">
              <text:p/>
            </draw:polygon>
            <draw:polygon draw:style-name="gr4" draw:layer="layout" svg:width="0.678cm" svg:height="0.625cm" svg:x="19.265cm" svg:y="12.675cm" svg:viewBox="0 0 679 626" draw:points="0,626 679,626 679,0 0,0">
              <text:p/>
            </draw:polygon>
          </draw:g>
          <draw:frame draw:style-name="gr7" draw:layer="layout" svg:width="0.678cm" svg:height="0.625cm" svg:x="19.265cm" svg:y="12.675cm">
            <draw:text-box>
              <text:p text:style-name="P1"><text:span text:style-name="T2">20.12</text:span></text:p>
            </draw:text-box>
          </draw:frame>
        </draw:g>
        <draw:g>
          <draw:g>
            <draw:polygon draw:style-name="gr3" draw:layer="layout" svg:width="0.678cm" svg:height="0.625cm" svg:x="15.877cm" svg:y="12.675cm" svg:viewBox="0 0 679 626" draw:points="0,626 679,626 679,0 0,0">
              <text:p/>
            </draw:polygon>
            <draw:polygon draw:style-name="gr4" draw:layer="layout" svg:width="0.678cm" svg:height="0.625cm" svg:x="15.877cm" svg:y="12.675cm" svg:viewBox="0 0 679 626" draw:points="0,626 679,626 679,0 0,0">
              <text:p/>
            </draw:polygon>
          </draw:g>
          <draw:frame draw:style-name="gr7" draw:layer="layout" svg:width="0.678cm" svg:height="0.625cm" svg:x="15.877cm" svg:y="12.675cm">
            <draw:text-box>
              <text:p text:style-name="P1"><text:span text:style-name="T2">15.11</text:span></text:p>
            </draw:text-box>
          </draw:frame>
        </draw:g>
        <draw:g>
          <draw:g>
            <draw:polygon draw:style-name="gr3" draw:layer="layout" svg:width="2.517cm" svg:height="0.625cm" svg:x="12.005cm" svg:y="12.05cm" svg:viewBox="0 0 2518 626" draw:points="0,626 2518,626 2518,0 0,0">
              <text:p/>
            </draw:polygon>
            <draw:polygon draw:style-name="gr4" draw:layer="layout" svg:width="2.517cm" svg:height="0.625cm" svg:x="12.005cm" svg:y="12.05cm" svg:viewBox="0 0 2518 626" draw:points="0,626 2518,626 2518,0 0,0">
              <text:p/>
            </draw:polygon>
          </draw:g>
          <draw:frame draw:style-name="gr7" draw:layer="layout" svg:width="2.517cm" svg:height="0.625cm" svg:x="12.005cm" svg:y="12.05cm">
            <draw:text-box>
              <text:p text:style-name="P1"><text:span text:style-name="T2">окт 2015</text:span></text:p>
            </draw:text-box>
          </draw:frame>
        </draw:g>
        <draw:g>
          <draw:g>
            <draw:polygon draw:style-name="gr3" draw:layer="layout" svg:width="0.678cm" svg:height="0.625cm" svg:x="17.91cm" svg:y="12.675cm" svg:viewBox="0 0 679 626" draw:points="0,626 679,626 679,0 0,0">
              <text:p/>
            </draw:polygon>
            <draw:polygon draw:style-name="gr4" draw:layer="layout" svg:width="0.678cm" svg:height="0.625cm" svg:x="17.91cm" svg:y="12.675cm" svg:viewBox="0 0 679 626" draw:points="0,626 679,626 679,0 0,0">
              <text:p/>
            </draw:polygon>
          </draw:g>
          <draw:frame draw:style-name="gr7" draw:layer="layout" svg:width="0.678cm" svg:height="0.625cm" svg:x="17.91cm" svg:y="12.675cm">
            <draw:text-box>
              <text:p text:style-name="P1"><text:span text:style-name="T2">6.12</text:span></text:p>
            </draw:text-box>
          </draw:frame>
        </draw:g>
        <draw:g>
          <draw:g>
            <draw:polygon draw:style-name="gr3" draw:layer="layout" svg:width="0.678cm" svg:height="0.625cm" svg:x="13.844cm" svg:y="12.675cm" svg:viewBox="0 0 679 626" draw:points="0,626 679,626 679,0 0,0">
              <text:p/>
            </draw:polygon>
            <draw:polygon draw:style-name="gr4" draw:layer="layout" svg:width="0.678cm" svg:height="0.625cm" svg:x="13.844cm" svg:y="12.675cm" svg:viewBox="0 0 679 626" draw:points="0,626 679,626 679,0 0,0">
              <text:p/>
            </draw:polygon>
          </draw:g>
          <draw:frame draw:style-name="gr7" draw:layer="layout" svg:width="0.678cm" svg:height="0.625cm" svg:x="13.844cm" svg:y="12.675cm">
            <draw:text-box>
              <text:p text:style-name="P1"><text:span text:style-name="T2">25.10</text:span></text:p>
            </draw:text-box>
          </draw:frame>
        </draw:g>
        <draw:g>
          <draw:g>
            <draw:polygon draw:style-name="gr3" draw:layer="layout" svg:width="0.678cm" svg:height="0.625cm" svg:x="15.199cm" svg:y="12.675cm" svg:viewBox="0 0 679 626" draw:points="0,626 679,626 679,0 0,0">
              <text:p/>
            </draw:polygon>
            <draw:polygon draw:style-name="gr4" draw:layer="layout" svg:width="0.678cm" svg:height="0.625cm" svg:x="15.199cm" svg:y="12.675cm" svg:viewBox="0 0 679 626" draw:points="0,626 679,626 679,0 0,0">
              <text:p/>
            </draw:polygon>
          </draw:g>
          <draw:frame draw:style-name="gr7" draw:layer="layout" svg:width="0.678cm" svg:height="0.625cm" svg:x="15.199cm" svg:y="12.675cm">
            <draw:text-box>
              <text:p text:style-name="P1"><text:span text:style-name="T2">8.11</text:span></text:p>
            </draw:text-box>
          </draw:frame>
        </draw:g>
        <draw:g>
          <draw:g>
            <draw:polygon draw:style-name="gr3" draw:layer="layout" svg:width="0.678cm" svg:height="0.625cm" svg:x="12.489cm" svg:y="12.675cm" svg:viewBox="0 0 679 626" draw:points="0,626 679,626 679,0 0,0">
              <text:p/>
            </draw:polygon>
            <draw:polygon draw:style-name="gr4" draw:layer="layout" svg:width="0.678cm" svg:height="0.625cm" svg:x="12.489cm" svg:y="12.675cm" svg:viewBox="0 0 679 626" draw:points="0,626 679,626 679,0 0,0">
              <text:p/>
            </draw:polygon>
          </draw:g>
          <draw:frame draw:style-name="gr7" draw:layer="layout" svg:width="0.678cm" svg:height="0.625cm" svg:x="12.489cm" svg:y="12.675cm">
            <draw:text-box>
              <text:p text:style-name="P1"><text:span text:style-name="T2">11.10</text:span></text:p>
            </draw:text-box>
          </draw:frame>
        </draw:g>
        <draw:g>
          <draw:g>
            <draw:polygon draw:style-name="gr3" draw:layer="layout" svg:width="0.678cm" svg:height="0.625cm" svg:x="18.587cm" svg:y="12.675cm" svg:viewBox="0 0 679 626" draw:points="0,626 679,626 679,0 0,0">
              <text:p/>
            </draw:polygon>
            <draw:polygon draw:style-name="gr4" draw:layer="layout" svg:width="0.678cm" svg:height="0.625cm" svg:x="18.587cm" svg:y="12.675cm" svg:viewBox="0 0 679 626" draw:points="0,626 679,626 679,0 0,0">
              <text:p/>
            </draw:polygon>
          </draw:g>
          <draw:frame draw:style-name="gr7" draw:layer="layout" svg:width="0.678cm" svg:height="0.625cm" svg:x="18.587cm" svg:y="12.675cm">
            <draw:text-box>
              <text:p text:style-name="P1"><text:span text:style-name="T2">13.12</text:span></text:p>
            </draw:text-box>
          </draw:frame>
        </draw:g>
        <draw:g>
          <draw:g>
            <draw:polygon draw:style-name="gr3" draw:layer="layout" svg:width="0.678cm" svg:height="0.625cm" svg:x="17.232cm" svg:y="12.675cm" svg:viewBox="0 0 679 626" draw:points="0,626 679,626 679,0 0,0">
              <text:p/>
            </draw:polygon>
            <draw:polygon draw:style-name="gr4" draw:layer="layout" svg:width="0.678cm" svg:height="0.625cm" svg:x="17.232cm" svg:y="12.675cm" svg:viewBox="0 0 679 626" draw:points="0,626 679,626 679,0 0,0">
              <text:p/>
            </draw:polygon>
          </draw:g>
          <draw:frame draw:style-name="gr7" draw:layer="layout" svg:width="0.678cm" svg:height="0.625cm" svg:x="17.232cm" svg:y="12.675cm">
            <draw:text-box>
              <text:p text:style-name="P1"><text:span text:style-name="T2">29.11</text:span></text:p>
            </draw:text-box>
          </draw:frame>
        </draw:g>
        <draw:g>
          <draw:g>
            <draw:polygon draw:style-name="gr3" draw:layer="layout" svg:width="0.678cm" svg:height="0.625cm" svg:x="16.555cm" svg:y="12.675cm" svg:viewBox="0 0 679 626" draw:points="0,626 679,626 679,0 0,0">
              <text:p/>
            </draw:polygon>
            <draw:polygon draw:style-name="gr4" draw:layer="layout" svg:width="0.678cm" svg:height="0.625cm" svg:x="16.555cm" svg:y="12.675cm" svg:viewBox="0 0 679 626" draw:points="0,626 679,626 679,0 0,0">
              <text:p/>
            </draw:polygon>
          </draw:g>
          <draw:frame draw:style-name="gr7" draw:layer="layout" svg:width="0.678cm" svg:height="0.625cm" svg:x="16.555cm" svg:y="12.675cm">
            <draw:text-box>
              <text:p text:style-name="P1"><text:span text:style-name="T2">22.11</text:span></text:p>
            </draw:text-box>
          </draw:frame>
        </draw:g>
        <draw:g>
          <draw:g>
            <draw:polygon draw:style-name="gr3" draw:layer="layout" svg:width="0.29cm" svg:height="0.625cm" svg:x="19.943cm" svg:y="12.675cm" svg:viewBox="0 0 291 626" draw:points="0,626 291,626 291,0 0,0">
              <text:p/>
            </draw:polygon>
            <draw:polygon draw:style-name="gr4" draw:layer="layout" svg:width="0.29cm" svg:height="0.625cm" svg:x="19.943cm" svg:y="12.675cm" svg:viewBox="0 0 291 626" draw:points="0,626 291,626 291,0 0,0">
              <text:p/>
            </draw:polygon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Times New Roman1" svg:font-family="'Times New Roman'"/>
    <style:font-face style:name="Arial" svg:font-family="Arial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arker_5f_0" draw:display-name="Marker_0" svg:viewBox="0 0 20 18" svg:d="M10 0c-2 9-5 15-10 18 7-3 13-3 20 0-5-3-8-9-10-1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2-07T14:32:33.163000000</dc:date>
    <meta:editing-duration>PT2M23S</meta:editing-duration>
    <meta:editing-cycles>1</meta:editing-cycles>
    <meta:document-statistic meta:object-count="514"/>
    <meta:generator>LibreOffice/4.3.1.2$Windows_x86 LibreOffice_project/958349dc3b25111dbca392fbc281a05559ef6848</meta:generator>
  </office:meta>
</office:document-meta>
</file>